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>
      <style:table-cell-properties style:vertical-align="automatic" style:repeat-content="false"/>
      <style:paragraph-properties fo:text-align="start" fo:margin-left="0cm"/>
      <style:text-properties fo:color="#FF0000"/>
    </style:style>
    <style:style style:name="ce3" style:family="table-cell" style:parent-style-name="Default" style:data-style-name="N2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2">
      <style:text-properties fo:color="#FF0000"/>
    </style:style>
    <style:style style:name="ce5" style:family="table-cell" style:parent-style-name="Default" style:data-style-name="N2"/>
    <style:style style:name="ce6" style:family="table-cell" style:parent-style-name="Default" style:data-style-name="N30">
      <style:table-cell-properties fo:border="thin solid #000000" fo:background-color="#FFC000"/>
    </style:style>
    <style:style style:name="ce7" style:family="table-cell" style:parent-style-name="Default" style:data-style-name="N0">
      <style:table-cell-properties fo:border="thin solid #000000" fo:background-color="#FFC000"/>
    </style:style>
    <style:style style:name="ce8" style:family="table-cell" style:parent-style-name="Default" style:data-style-name="N0">
      <style:text-properties fo:color="#FF0000"/>
    </style:style>
    <style:style style:name="ce9" style:family="table-cell" style:parent-style-name="Default" style:data-style-name="N30">
      <style:table-cell-properties fo:border="thin solid #000000" fo:background-color="transparent"/>
    </style:style>
    <style:style style:name="ce10" style:family="table-cell" style:parent-style-name="Default" style:data-style-name="N0">
      <style:table-cell-properties fo:border="thin solid #000000" fo:background-color="transparent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30">
      <style:table-cell-properties fo:border="thin solid #000000" fo:background-color="#FFC000"/>
    </style:style>
    <style:style style:name="ce13" style:family="table-cell" style:parent-style-name="Default" style:data-style-name="N26"/>
    <style:style style:name="ce14" style:family="table-cell" style:parent-style-name="Default" style:data-style-name="N1">
      <style:text-properties fo:color="#000000"/>
    </style:style>
    <style:style style:name="ce15" style:family="table-cell" style:parent-style-name="Default" style:data-style-name="N30">
      <style:table-cell-properties fo:border="thin solid #000000" fo:background-color="#FF0000"/>
    </style:style>
    <style:style style:name="ce16" style:family="table-cell" style:parent-style-name="Default" style:data-style-name="N30">
      <style:table-cell-properties fo:border="thin solid #000000" fo:background-color="#806000"/>
    </style:style>
    <style:style style:name="co1" style:family="table-column">
      <style:table-column-properties fo:break-before="auto" style:column-width="9.36625cm" style:use-optimal-column-width="true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09020833333333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3.22791666666667cm" style:use-optimal-column-width="true"/>
    </style:style>
    <style:style style:name="co8" style:family="table-column">
      <style:table-column-properties fo:break-before="auto" style:column-width="7.80520833333333cm" style:use-optimal-column-width="true"/>
    </style:style>
    <style:style style:name="co9" style:family="table-column">
      <style:table-column-properties fo:break-before="auto" style:column-width="2.96333333333333cm" style:use-optimal-column-width="true"/>
    </style:style>
    <style:style style:name="co10" style:family="table-column">
      <style:table-column-properties fo:break-before="auto" style:column-width="3.254375cm"/>
    </style:style>
    <style:style style:name="co11" style:family="table-column">
      <style:table-column-properties fo:break-before="auto" style:column-width="3.7041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omiary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5"/>
        <table:table-column table:style-name="co4" table:number-columns-repeated="4" table:default-cell-style-name="ce4"/>
        <table:table-column table:style-name="co4" table:number-columns-repeated="4" table:default-cell-style-name="ce5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6370" table:default-cell-style-name="ce1"/>
        <table:table-row table:style-name="ro1">
          <table:table-cell office:value-type="string" table:style-name="ce1">
            <text:p>Zawodzie (KRK) - Katowice - <text:s/>Batory (Gliwice)</text:p>
          </table:table-cell>
          <table:table-cell office:value-type="string" table:style-name="ce2">
            <text:p>t_ic</text:p>
          </table:table-cell>
          <table:table-cell office:value-type="string" table:style-name="ce3">
            <text:p>t_ks</text:p>
          </table:table-cell>
          <table:table-cell office:value-type="string" table:style-name="ce4">
            <text:p>Pomiar IC <text:s/>1</text:p>
          </table:table-cell>
          <table:table-cell office:value-type="string" table:style-name="ce4">
            <text:p>Pomiar IC <text:s/>2</text:p>
          </table:table-cell>
          <table:table-cell office:value-type="string" table:style-name="ce4">
            <text:p>Pomiar IC <text:s/>3</text:p>
          </table:table-cell>
          <table:table-cell office:value-type="string" table:style-name="ce4">
            <text:p>Pomiar IC <text:s/>4</text:p>
          </table:table-cell>
          <table:table-cell office:value-type="string" table:style-name="ce5">
            <text:p>Pomiar KŚ 1</text:p>
          </table:table-cell>
          <table:table-cell office:value-type="string" table:style-name="ce5">
            <text:p>Pomiar KŚ 2</text:p>
          </table:table-cell>
          <table:table-cell office:value-type="string" table:style-name="ce5">
            <text:p>Pomiar KŚ 3</text:p>
          </table:table-cell>
          <table:table-cell office:value-type="string" table:style-name="ce5">
            <text:p>Pomiar KŚ 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2">
            <text:p>"Szb-KZ-3", "SBL", 3, "2", "(2)"</text:p>
          </table:table-cell>
          <table:table-cell office:value-type="float" office:value="0.35" table:formula="of:=AVERAGE([.D2:.G2])" table:style-name="ce4">
            <text:p>0,35</text:p>
          </table:table-cell>
          <table:table-cell office:value-type="float" office:value="0" table:formula="of:=AVERAGE([.H2:.K2])" table:style-name="ce5">
            <text:p>#DZIEL/0!</text:p>
          </table:table-cell>
          <table:table-cell office:value-type="float" office:value="0.35" table:style-name="ce4">
            <text:p>0,35</text:p>
          </table:table-cell>
          <table:table-cell table:number-columns-repeated="3" table:style-name="ce4"/>
          <table:table-cell table:number-columns-repeated="4" table:style-name="ce5"/>
          <table:table-cell table:number-columns-repeated="3" table:style-name="ce1"/>
          <table:table-cell office:value-type="time" office:time-value="PT0H4M18S" table:style-name="ce13">
            <text:p>00:04:18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6">
            <text:p>"KZ", "ST", 3, "(2)"</text:p>
          </table:table-cell>
          <table:table-cell office:value-type="float" office:value="0.783333333333329" table:formula="of:=AVERAGE([.D3:.G3])" table:style-name="ce4">
            <text:p>0,78</text:p>
          </table:table-cell>
          <table:table-cell office:value-type="float" office:value="0.93333333333334267" table:formula="of:=AVERAGE([.H3:.K3])" table:style-name="ce5">
            <text:p>0,93</text:p>
          </table:table-cell>
          <table:table-cell office:value-type="float" office:value="0.783333333333329" table:style-name="ce4">
            <text:p>0,78</text:p>
          </table:table-cell>
          <table:table-cell table:number-columns-repeated="3" table:style-name="ce4"/>
          <table:table-cell office:value-type="float" office:value="0.93333333333334267" table:style-name="ce5">
            <text:p>0,93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47S" table:formula="of:=[.O3]-[.O2]" table:style-name="ce13">
            <text:p>00:00:47</text:p>
          </table:table-cell>
          <table:table-cell office:value-type="time" office:time-value="PT0H5M5S" table:style-name="ce13">
            <text:p>00:05:05</text:p>
          </table:table-cell>
          <table:table-cell office:value-type="float" office:value="46.999999999999943" table:formula="of:=IF([.N3]=&quot;&quot;;&quot;&quot;;[.N3]*86400)" table:style-name="ce14">
            <text:p>47</text:p>
          </table:table-cell>
          <table:table-cell office:value-type="float" office:value="0.78333333333333244" table:formula="of:=IF([.P3]=&quot;&quot;;&quot;&quot;;[.P3]/60)" table:style-name="ce5">
            <text:p>0,7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Z-KO", "SBL+Sem(ST)", 3, "1", "(1)"</text:p>
          </table:table-cell>
          <table:table-cell office:value-type="float" office:value="1.3333333333333353" table:formula="of:=AVERAGE([.D4:.G4])" table:style-name="ce4">
            <text:p>1,33</text:p>
          </table:table-cell>
          <table:table-cell office:value-type="float" office:value="1.983333333333327" table:formula="of:=AVERAGE([.H4:.K4])" table:style-name="ce5">
            <text:p>1,98</text:p>
          </table:table-cell>
          <table:table-cell office:value-type="float" office:value="1.3333333333333353" table:style-name="ce4">
            <text:p>1,33</text:p>
          </table:table-cell>
          <table:table-cell table:number-columns-repeated="3" table:style-name="ce4"/>
          <table:table-cell office:value-type="float" office:value="1.983333333333327" table:style-name="ce5">
            <text:p>1,98</text:p>
          </table:table-cell>
          <table:table-cell table:number-columns-repeated="3" table:style-name="ce5"/>
          <table:table-cell table:number-columns-repeated="2" table:style-name="ce1"/>
          <table:table-cell office:value-type="float" office:value="-3.530092592592592E-3" table:formula="of:=[.O4]-[.O3]" table:style-name="ce13">
            <text:p>#######</text:p>
          </table:table-cell>
          <table:table-cell table:style-name="ce13"/>
          <table:table-cell office:value-type="float" office:value="-304.99999999999994" table:formula="of:=IF([.N4]=&quot;&quot;;&quot;&quot;;[.N4]*86400)" table:style-name="ce14">
            <text:p>-305</text:p>
          </table:table-cell>
          <table:table-cell office:value-type="float" office:value="-5.0833333333333321" table:formula="of:=IF([.P4]=&quot;&quot;;&quot;&quot;;[.P4]/60)" table:style-name="ce5">
            <text:p>-5,0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", "ST", 113, "(N/A)"</text:p>
          </table:table-cell>
          <table:table-cell office:value-type="float" office:value="1.9833333333333369" table:formula="of:=AVERAGE([.D5:.G5])" table:style-name="ce4">
            <text:p>1,98</text:p>
          </table:table-cell>
          <table:table-cell office:value-type="float" office:value="1.1499999999999999" table:formula="of:=AVERAGE([.H5:.K5])" table:style-name="ce5">
            <text:p>1,15</text:p>
          </table:table-cell>
          <table:table-cell office:value-type="float" office:value="1.9833333333333369" table:style-name="ce4">
            <text:p>1,98</text:p>
          </table:table-cell>
          <table:table-cell table:number-columns-repeated="3" table:style-name="ce4"/>
          <table:table-cell office:value-type="float" office:value="1.1499999999999999" table:style-name="ce5">
            <text:p>1,15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0S" table:formula="of:=[.O5]-[.O4]" table:style-name="ce13">
            <text:p>00:00:00</text:p>
          </table:table-cell>
          <table:table-cell table:style-name="ce13"/>
          <table:table-cell office:value-type="float" office:value="0" table:formula="of:=IF([.N5]=&quot;&quot;;&quot;&quot;;[.N5]*86400)" table:style-name="ce14">
            <text:p>0</text:p>
          </table:table-cell>
          <table:table-cell office:value-type="float" office:value="0" table:formula="of:=IF([.P5]=&quot;&quot;;&quot;&quot;;[.P5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", "ST", 3, "(2)"</text:p>
          </table:table-cell>
          <table:table-cell office:value-type="float" office:value="1.8499999999999894" table:formula="of:=AVERAGE([.D6:.G6])" table:style-name="ce4">
            <text:p>1,85</text:p>
          </table:table-cell>
          <table:table-cell office:value-type="float" office:value="1.9166666666666632" table:formula="of:=AVERAGE([.H6:.K6])" table:style-name="ce5">
            <text:p>1,92</text:p>
          </table:table-cell>
          <table:table-cell office:value-type="float" office:value="1.8499999999999894" table:style-name="ce4">
            <text:p>1,85</text:p>
          </table:table-cell>
          <table:table-cell table:number-columns-repeated="3" table:style-name="ce4"/>
          <table:table-cell table:style-name="ce5"/>
          <table:table-cell office:value-type="float" office:value="1.9166666666666632" table:style-name="ce5">
            <text:p>1,92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6]-[.O5]" table:style-name="ce13">
            <text:p>00:00:00</text:p>
          </table:table-cell>
          <table:table-cell table:style-name="ce13"/>
          <table:table-cell office:value-type="float" office:value="0" table:formula="of:=IF([.N6]=&quot;&quot;;&quot;&quot;;[.N6]*86400)" table:style-name="ce14">
            <text:p>0</text:p>
          </table:table-cell>
          <table:table-cell office:value-type="float" office:value="0" table:formula="of:=IF([.P6]=&quot;&quot;;&quot;&quot;;[.P6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7">
            <text:p>"KO-KTC-1", "SBL", 1, "1", "(2)"</text:p>
          </table:table-cell>
          <table:table-cell office:value-type="float" office:value="1.416666666666675" table:formula="of:=AVERAGE([.D7:.G7])" table:style-name="ce4">
            <text:p>1,42</text:p>
          </table:table-cell>
          <table:table-cell office:value-type="float" office:value="1.3666666666666671" table:formula="of:=AVERAGE([.H7:.K7])" table:style-name="ce5">
            <text:p>1,37</text:p>
          </table:table-cell>
          <table:table-cell office:value-type="float" office:value="1.416666666666675" table:style-name="ce4">
            <text:p>1,42</text:p>
          </table:table-cell>
          <table:table-cell table:number-columns-repeated="3" table:style-name="ce4"/>
          <table:table-cell table:style-name="ce5"/>
          <table:table-cell office:value-type="float" office:value="1.3666666666666671" table:style-name="ce5">
            <text:p>1,3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7]-[.O6]" table:style-name="ce13">
            <text:p>00:00:00</text:p>
          </table:table-cell>
          <table:table-cell table:style-name="ce13"/>
          <table:table-cell office:value-type="float" office:value="0" table:formula="of:=IF([.N7]=&quot;&quot;;&quot;&quot;;[.N7]*86400)" table:style-name="ce14">
            <text:p>0</text:p>
          </table:table-cell>
          <table:table-cell office:value-type="float" office:value="0" table:formula="of:=IF([.P7]=&quot;&quot;;&quot;&quot;;[.P7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7">
            <text:p>"KO-KTC-2", "SBL+POGP", 1, "2", "(2)"</text:p>
          </table:table-cell>
          <table:table-cell office:value-type="float" office:value="1.116666666666658" table:formula="of:=AVERAGE([.D8:.G8])" table:style-name="ce4">
            <text:p>1,12</text:p>
          </table:table-cell>
          <table:table-cell office:value-type="float" office:value="1.716666666666667" table:formula="of:=AVERAGE([.H8:.K8])" table:style-name="ce5">
            <text:p>1,72</text:p>
          </table:table-cell>
          <table:table-cell office:value-type="float" office:value="1.116666666666658" table:style-name="ce4">
            <text:p>1,12</text:p>
          </table:table-cell>
          <table:table-cell table:number-columns-repeated="3" table:style-name="ce4"/>
          <table:table-cell table:style-name="ce5"/>
          <table:table-cell office:value-type="float" office:value="1.716666666666667" table:style-name="ce5">
            <text:p>1,72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8]-[.O7]" table:style-name="ce13">
            <text:p>00:00:00</text:p>
          </table:table-cell>
          <table:table-cell table:style-name="ce13"/>
          <table:table-cell office:value-type="float" office:value="0" table:formula="of:=IF([.N8]=&quot;&quot;;&quot;&quot;;[.N8]*86400)" table:style-name="ce14">
            <text:p>0</text:p>
          </table:table-cell>
          <table:table-cell office:value-type="float" office:value="0" table:formula="of:=IF([.P8]=&quot;&quot;;&quot;&quot;;[.P8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TC-CB-1", "SBL", 1, "1", "(2)"</text:p>
          </table:table-cell>
          <table:table-cell office:value-type="float" office:value="0.78333333333333921" table:formula="of:=AVERAGE([.D9:.G9])" table:style-name="ce4">
            <text:p>0,78</text:p>
          </table:table-cell>
          <table:table-cell office:value-type="float" office:value="0.83333333333333204" table:formula="of:=AVERAGE([.H9:.K9])" table:style-name="ce5">
            <text:p>0,83</text:p>
          </table:table-cell>
          <table:table-cell office:value-type="float" office:value="0.78333333333333921" table:style-name="ce4">
            <text:p>0,78</text:p>
          </table:table-cell>
          <table:table-cell table:number-columns-repeated="3" table:style-name="ce4"/>
          <table:table-cell table:style-name="ce5"/>
          <table:table-cell office:value-type="float" office:value="0.83333333333333204" table:style-name="ce5">
            <text:p>0,83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9]-[.O8]" table:style-name="ce13">
            <text:p>00:00:00</text:p>
          </table:table-cell>
          <table:table-cell table:style-name="ce13"/>
          <table:table-cell office:value-type="float" office:value="0" table:formula="of:=IF([.N9]=&quot;&quot;;&quot;&quot;;[.N9]*86400)" table:style-name="ce14">
            <text:p>0</text:p>
          </table:table-cell>
          <table:table-cell office:value-type="float" office:value="0" table:formula="of:=IF([.P9]=&quot;&quot;;&quot;&quot;;[.P9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TC-CB-2", "SBL+Sem(ST)", 1, "2", "(2)"</text:p>
          </table:table-cell>
          <table:table-cell office:value-type="float" office:value="0.81666666666667109" table:formula="of:=AVERAGE([.D10:.G10])" table:style-name="ce4">
            <text:p>0,82</text:p>
          </table:table-cell>
          <table:table-cell office:value-type="float" office:value="0.83333333333333703" table:formula="of:=AVERAGE([.H10:.K10])" table:style-name="ce5">
            <text:p>0,83</text:p>
          </table:table-cell>
          <table:table-cell office:value-type="float" office:value="0.81666666666667109" table:style-name="ce4">
            <text:p>0,82</text:p>
          </table:table-cell>
          <table:table-cell table:number-columns-repeated="3" table:style-name="ce4"/>
          <table:table-cell table:style-name="ce5"/>
          <table:table-cell office:value-type="float" office:value="0.83333333333333703" table:style-name="ce5">
            <text:p>0,83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10]-[.O9]" table:style-name="ce13">
            <text:p>00:00:00</text:p>
          </table:table-cell>
          <table:table-cell table:style-name="ce13"/>
          <table:table-cell office:value-type="float" office:value="0" table:formula="of:=IF([.N10]=&quot;&quot;;&quot;&quot;;[.N10]*86400)" table:style-name="ce14">
            <text:p>0</text:p>
          </table:table-cell>
          <table:table-cell office:value-type="float" office:value="0" table:formula="of:=IF([.P10]=&quot;&quot;;&quot;&quot;;[.P10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B", "ST", 1, "(1)"</text:p>
          </table:table-cell>
          <table:table-cell office:value-type="float" office:value="0.63333333333332575" table:formula="of:=AVERAGE([.D11:.G11])" table:style-name="ce4">
            <text:p>0,63</text:p>
          </table:table-cell>
          <table:table-cell office:value-type="float" office:value="1.7333333333333329" table:formula="of:=AVERAGE([.H11:.K11])" table:style-name="ce5">
            <text:p>1,73</text:p>
          </table:table-cell>
          <table:table-cell office:value-type="float" office:value="0.63333333333332575" table:style-name="ce4">
            <text:p>0,63</text:p>
          </table:table-cell>
          <table:table-cell table:number-columns-repeated="3" table:style-name="ce4"/>
          <table:table-cell table:style-name="ce5"/>
          <table:table-cell office:value-type="float" office:value="1.7333333333333329" table:style-name="ce5">
            <text:p>1,73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11]-[.O10]" table:style-name="ce13">
            <text:p>00:00:00</text:p>
          </table:table-cell>
          <table:table-cell table:style-name="ce13"/>
          <table:table-cell office:value-type="float" office:value="0" table:formula="of:=IF([.N11]=&quot;&quot;;&quot;&quot;;[.N11]*86400)" table:style-name="ce14">
            <text:p>0</text:p>
          </table:table-cell>
          <table:table-cell office:value-type="float" office:value="0" table:formula="of:=IF([.P11]=&quot;&quot;;&quot;&quot;;[.P11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"CB-RCB-1", "SBL", 1, "1", "(3)"</text:p>
          </table:table-cell>
          <table:table-cell office:value-type="float" office:value="0" table:formula="of:=AVERAGE([.D12:.G12])" table:style-name="ce4">
            <text:p>#DZIEL/0!</text:p>
          </table:table-cell>
          <table:table-cell office:value-type="float" office:value="0" table:formula="of:=AVERAGE([.H12:.K12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2]-[.O11]" table:style-name="ce13">
            <text:p>00:00:00</text:p>
          </table:table-cell>
          <table:table-cell table:style-name="ce13"/>
          <table:table-cell office:value-type="float" office:value="0" table:formula="of:=IF([.N12]=&quot;&quot;;&quot;&quot;;[.N12]*86400)" table:style-name="ce14">
            <text:p>0</text:p>
          </table:table-cell>
          <table:table-cell office:value-type="float" office:value="0" table:formula="of:=IF([.P12]=&quot;&quot;;&quot;&quot;;[.P12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"CB-RCB-2", "SBL+PO(Świętochłowice)", 1, "2", "(3)"</text:p>
          </table:table-cell>
          <table:table-cell office:value-type="float" office:value="0" table:formula="of:=AVERAGE([.D13:.G13])" table:style-name="ce4">
            <text:p>#DZIEL/0!</text:p>
          </table:table-cell>
          <table:table-cell office:value-type="float" office:value="0" table:formula="of:=AVERAGE([.H13:.K13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3]-[.O12]" table:style-name="ce13">
            <text:p>00:00:00</text:p>
          </table:table-cell>
          <table:table-cell table:style-name="ce13"/>
          <table:table-cell office:value-type="float" office:value="0" table:formula="of:=IF([.N13]=&quot;&quot;;&quot;&quot;;[.N13]*86400)" table:style-name="ce14">
            <text:p>0</text:p>
          </table:table-cell>
          <table:table-cell office:value-type="float" office:value="0" table:formula="of:=IF([.P13]=&quot;&quot;;&quot;&quot;;[.P13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"CB-RCB-3", "SBL+Sem(ST)", 1, "3", "(3)"</text:p>
          </table:table-cell>
          <table:table-cell office:value-type="float" office:value="0" table:formula="of:=AVERAGE([.D14:.G14])" table:style-name="ce4">
            <text:p>#DZIEL/0!</text:p>
          </table:table-cell>
          <table:table-cell office:value-type="float" office:value="0" table:formula="of:=AVERAGE([.H14:.K14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4]-[.O13]" table:style-name="ce13">
            <text:p>00:00:00</text:p>
          </table:table-cell>
          <table:table-cell table:style-name="ce13"/>
          <table:table-cell office:value-type="float" office:value="0" table:formula="of:=IF([.N14]=&quot;&quot;;&quot;&quot;;[.N14]*86400)" table:style-name="ce14">
            <text:p>0</text:p>
          </table:table-cell>
          <table:table-cell office:value-type="float" office:value="0" table:formula="of:=IF([.P14]=&quot;&quot;;&quot;&quot;;[.P14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"RCB", "ST", 1, "(1)"</text:p>
          </table:table-cell>
          <table:table-cell office:value-type="float" office:value="0" table:formula="of:=AVERAGE([.D15:.G15])" table:style-name="ce4">
            <text:p>#DZIEL/0!</text:p>
          </table:table-cell>
          <table:table-cell office:value-type="float" office:value="0" table:formula="of:=AVERAGE([.H15:.K15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5]-[.O14]" table:style-name="ce13">
            <text:p>00:00:00</text:p>
          </table:table-cell>
          <table:table-cell table:style-name="ce13"/>
          <table:table-cell office:value-type="float" office:value="0" table:formula="of:=IF([.N15]=&quot;&quot;;&quot;&quot;;[.N15]*86400)" table:style-name="ce14">
            <text:p>0</text:p>
          </table:table-cell>
          <table:table-cell office:value-type="float" office:value="0" table:formula="of:=IF([.P15]=&quot;&quot;;&quot;&quot;;[.P15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"RCB-ZZ-1", "SBL", 1, "1", "(4)"</text:p>
          </table:table-cell>
          <table:table-cell office:value-type="float" office:value="0" table:formula="of:=AVERAGE([.D16:.G16])" table:style-name="ce4">
            <text:p>#DZIEL/0!</text:p>
          </table:table-cell>
          <table:table-cell office:value-type="float" office:value="0" table:formula="of:=AVERAGE([.H16:.K16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6]-[.O15]" table:style-name="ce13">
            <text:p>00:00:00</text:p>
          </table:table-cell>
          <table:table-cell table:style-name="ce13"/>
          <table:table-cell office:value-type="float" office:value="0" table:formula="of:=IF([.N16]=&quot;&quot;;&quot;&quot;;[.N16]*86400)" table:style-name="ce14">
            <text:p>0</text:p>
          </table:table-cell>
          <table:table-cell office:value-type="float" office:value="0" table:formula="of:=IF([.P16]=&quot;&quot;;&quot;&quot;;[.P16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"RCB-ZZ-2", "SBL+PO(Świętochłowice)", 1, "2", "(4)"</text:p>
          </table:table-cell>
          <table:table-cell office:value-type="float" office:value="0" table:formula="of:=AVERAGE([.D17:.G17])" table:style-name="ce4">
            <text:p>#DZIEL/0!</text:p>
          </table:table-cell>
          <table:table-cell office:value-type="float" office:value="0" table:formula="of:=AVERAGE([.H17:.K17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7]-[.O16]" table:style-name="ce13">
            <text:p>00:00:00</text:p>
          </table:table-cell>
          <table:table-cell table:style-name="ce13"/>
          <table:table-cell office:value-type="float" office:value="0" table:formula="of:=IF([.N17]=&quot;&quot;;&quot;&quot;;[.N17]*86400)" table:style-name="ce14">
            <text:p>0</text:p>
          </table:table-cell>
          <table:table-cell office:value-type="float" office:value="0" table:formula="of:=IF([.P17]=&quot;&quot;;&quot;&quot;;[.P17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"RCB-ZZ-3", "SBL", 1, "3", "(4)"</text:p>
          </table:table-cell>
          <table:table-cell office:value-type="float" office:value="0" table:formula="of:=AVERAGE([.D18:.G18])" table:style-name="ce4">
            <text:p>#DZIEL/0!</text:p>
          </table:table-cell>
          <table:table-cell office:value-type="float" office:value="0" table:formula="of:=AVERAGE([.H18:.K18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8]-[.O17]" table:style-name="ce13">
            <text:p>00:00:00</text:p>
          </table:table-cell>
          <table:table-cell table:style-name="ce13"/>
          <table:table-cell office:value-type="float" office:value="0" table:formula="of:=IF([.N18]=&quot;&quot;;&quot;&quot;;[.N18]*86400)" table:style-name="ce14">
            <text:p>0</text:p>
          </table:table-cell>
          <table:table-cell office:value-type="float" office:value="0" table:formula="of:=IF([.P18]=&quot;&quot;;&quot;&quot;;[.P18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"RCB-ZZ-4", "SBL+Sem(ST)", 1, "4", "(4)"</text:p>
          </table:table-cell>
          <table:table-cell office:value-type="float" office:value="0" table:formula="of:=AVERAGE([.D19:.G19])" table:style-name="ce4">
            <text:p>#DZIEL/0!</text:p>
          </table:table-cell>
          <table:table-cell office:value-type="float" office:value="0" table:formula="of:=AVERAGE([.H19:.K19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9]-[.O18]" table:style-name="ce13">
            <text:p>00:00:00</text:p>
          </table:table-cell>
          <table:table-cell table:style-name="ce13"/>
          <table:table-cell office:value-type="float" office:value="0" table:formula="of:=IF([.N19]=&quot;&quot;;&quot;&quot;;[.N19]*86400)" table:style-name="ce14">
            <text:p>0</text:p>
          </table:table-cell>
          <table:table-cell office:value-type="float" office:value="0" table:formula="of:=IF([.P19]=&quot;&quot;;&quot;&quot;;[.P19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"ZZ", "ST", 1, "(1)"</text:p>
          </table:table-cell>
          <table:table-cell office:value-type="float" office:value="0" table:formula="of:=AVERAGE([.D20:.G20])" table:style-name="ce4">
            <text:p>#DZIEL/0!</text:p>
          </table:table-cell>
          <table:table-cell office:value-type="float" office:value="0" table:formula="of:=AVERAGE([.H20:.K20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20]-[.O19]" table:style-name="ce13">
            <text:p>00:00:00</text:p>
          </table:table-cell>
          <table:table-cell table:style-name="ce13"/>
          <table:table-cell office:value-type="float" office:value="0" table:formula="of:=IF([.N20]=&quot;&quot;;&quot;&quot;;[.N20]*86400)" table:style-name="ce14">
            <text:p>0</text:p>
          </table:table-cell>
          <table:table-cell office:value-type="float" office:value="0" table:formula="of:=IF([.P20]=&quot;&quot;;&quot;&quot;;[.P20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"ZZ-GLC-1", "SBL", 1, "1", "(5)"</text:p>
          </table:table-cell>
          <table:table-cell office:value-type="float" office:value="0" table:formula="of:=AVERAGE([.D21:.G21])" table:style-name="ce4">
            <text:p>#DZIEL/0!</text:p>
          </table:table-cell>
          <table:table-cell office:value-type="float" office:value="0" table:formula="of:=AVERAGE([.H21:.K21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21]-[.O20]" table:style-name="ce13">
            <text:p>00:00:00</text:p>
          </table:table-cell>
          <table:table-cell table:style-name="ce13"/>
          <table:table-cell office:value-type="float" office:value="0" table:formula="of:=IF([.N21]=&quot;&quot;;&quot;&quot;;[.N21]*86400)" table:style-name="ce14">
            <text:p>0</text:p>
          </table:table-cell>
          <table:table-cell office:value-type="float" office:value="0" table:formula="of:=IF([.P21]=&quot;&quot;;&quot;&quot;;[.P21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"ZZ-GLC-2", "SBL", 1, "2", "(5)"</text:p>
          </table:table-cell>
          <table:table-cell office:value-type="float" office:value="0" table:formula="of:=AVERAGE([.D22:.G22])" table:style-name="ce4">
            <text:p>#DZIEL/0!</text:p>
          </table:table-cell>
          <table:table-cell office:value-type="float" office:value="0" table:formula="of:=AVERAGE([.H22:.K22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22]-[.O21]" table:style-name="ce13">
            <text:p>00:00:00</text:p>
          </table:table-cell>
          <table:table-cell table:style-name="ce13"/>
          <table:table-cell office:value-type="float" office:value="0" table:formula="of:=IF([.N22]=&quot;&quot;;&quot;&quot;;[.N22]*86400)" table:style-name="ce14">
            <text:p>0</text:p>
          </table:table-cell>
          <table:table-cell office:value-type="float" office:value="0" table:formula="of:=IF([.P22]=&quot;&quot;;&quot;&quot;;[.P22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"ZZ-GLC-3", "SBL", 1, "3", "(5)"</text:p>
          </table:table-cell>
          <table:table-cell office:value-type="float" office:value="0" table:formula="of:=AVERAGE([.D23:.G23])" table:style-name="ce4">
            <text:p>#DZIEL/0!</text:p>
          </table:table-cell>
          <table:table-cell office:value-type="float" office:value="0" table:formula="of:=AVERAGE([.H23:.K23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23]-[.O22]" table:style-name="ce13">
            <text:p>00:00:00</text:p>
          </table:table-cell>
          <table:table-cell table:style-name="ce13"/>
          <table:table-cell office:value-type="float" office:value="0" table:formula="of:=IF([.N23]=&quot;&quot;;&quot;&quot;;[.N23]*86400)" table:style-name="ce14">
            <text:p>0</text:p>
          </table:table-cell>
          <table:table-cell office:value-type="float" office:value="0" table:formula="of:=IF([.P23]=&quot;&quot;;&quot;&quot;;[.P23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"ZZ-GLC-4", "SBL", 1, "4", "(5)"</text:p>
          </table:table-cell>
          <table:table-cell office:value-type="float" office:value="0" table:formula="of:=AVERAGE([.D24:.G24])" table:style-name="ce4">
            <text:p>#DZIEL/0!</text:p>
          </table:table-cell>
          <table:table-cell office:value-type="float" office:value="0" table:formula="of:=AVERAGE([.H24:.K24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24]-[.O23]" table:style-name="ce13">
            <text:p>00:00:00</text:p>
          </table:table-cell>
          <table:table-cell table:style-name="ce13"/>
          <table:table-cell office:value-type="float" office:value="0" table:formula="of:=IF([.N24]=&quot;&quot;;&quot;&quot;;[.N24]*86400)" table:style-name="ce14">
            <text:p>0</text:p>
          </table:table-cell>
          <table:table-cell office:value-type="float" office:value="0" table:formula="of:=IF([.P24]=&quot;&quot;;&quot;&quot;;[.P24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"ZZ-GLC-5", "SBL+Sem(ST)", 1, "5", "(5)"</text:p>
          </table:table-cell>
          <table:table-cell office:value-type="float" office:value="0" table:formula="of:=AVERAGE([.D25:.G25])" table:style-name="ce4">
            <text:p>#DZIEL/0!</text:p>
          </table:table-cell>
          <table:table-cell office:value-type="float" office:value="0" table:formula="of:=AVERAGE([.H25:.K25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25]-[.O24]" table:style-name="ce13">
            <text:p>00:00:00</text:p>
          </table:table-cell>
          <table:table-cell table:style-name="ce13"/>
          <table:table-cell office:value-type="float" office:value="0" table:formula="of:=IF([.N25]=&quot;&quot;;&quot;&quot;;[.N25]*86400)" table:style-name="ce14">
            <text:p>0</text:p>
          </table:table-cell>
          <table:table-cell office:value-type="float" office:value="0" table:formula="of:=IF([.P25]=&quot;&quot;;&quot;&quot;;[.P25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"GLC", "ST", 6, "(2)"</text:p>
          </table:table-cell>
          <table:table-cell office:value-type="float" office:value="0" table:formula="of:=AVERAGE([.D26:.G26])" table:style-name="ce4">
            <text:p>#DZIEL/0!</text:p>
          </table:table-cell>
          <table:table-cell office:value-type="float" office:value="0" table:formula="of:=AVERAGE([.H26:.K26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26]-[.O25]" table:style-name="ce13">
            <text:p>00:00:00</text:p>
          </table:table-cell>
          <table:table-cell table:style-name="ce13"/>
          <table:table-cell office:value-type="float" office:value="0" table:formula="of:=IF([.N26]=&quot;&quot;;&quot;&quot;;[.N26]*86400)" table:style-name="ce14">
            <text:p>0</text:p>
          </table:table-cell>
          <table:table-cell office:value-type="float" office:value="0" table:formula="of:=IF([.P26]=&quot;&quot;;&quot;&quot;;[.P26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"GLC-Szo", "Sem(odstep)", 1, "1", "(1)"</text:p>
          </table:table-cell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27]-[.O26]" table:style-name="ce13">
            <text:p>00:00:00</text:p>
          </table:table-cell>
          <table:table-cell table:style-name="ce13"/>
          <table:table-cell office:value-type="float" office:value="0" table:formula="of:=IF([.N27]=&quot;&quot;;&quot;&quot;;[.N27]*86400)" table:style-name="ce14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28]-[.O27]" table:style-name="ce13">
            <text:p>00:00:00</text:p>
          </table:table-cell>
          <table:table-cell table:style-name="ce13"/>
          <table:table-cell office:value-type="float" office:value="0" table:formula="of:=IF([.N28]=&quot;&quot;;&quot;&quot;;[.N28]*86400)" table:style-name="ce14">
            <text:p>0</text:p>
          </table:table-cell>
          <table:table-cell office:value-type="float" office:value="0" table:formula="of:=IF([.P28]=&quot;&quot;;&quot;&quot;;[.P28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Zawodzie (WAW) - Katowice - Ligota</text:p>
          </table:table-cell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29]-[.O28]" table:style-name="ce13">
            <text:p>00:00:00</text:p>
          </table:table-cell>
          <table:table-cell table:style-name="ce13"/>
          <table:table-cell office:value-type="float" office:value="0" table:formula="of:=IF([.N29]=&quot;&quot;;&quot;&quot;;[.N29]*86400)" table:style-name="ce14">
            <text:p>0</text:p>
          </table:table-cell>
          <table:table-cell office:value-type="float" office:value="0" table:formula="of:=IF([.P29]=&quot;&quot;;&quot;&quot;;[.P29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"SG-KZ", "SBL", 1, "1", "(3)"</text:p>
          </table:table-cell>
          <table:table-cell office:value-type="float" office:value="0.77" table:formula="of:=AVERAGE([.D30:.G30])" table:style-name="ce4">
            <text:p>0,77</text:p>
          </table:table-cell>
          <table:table-cell office:value-type="float" office:value="0.78" table:formula="of:=AVERAGE([.H30:.K30])" table:style-name="ce5">
            <text:p>0,78</text:p>
          </table:table-cell>
          <table:table-cell office:value-type="float" office:value="0.77" table:style-name="ce4">
            <text:p>0,77</text:p>
          </table:table-cell>
          <table:table-cell table:number-columns-repeated="3" table:style-name="ce4"/>
          <table:table-cell table:style-name="ce5"/>
          <table:table-cell office:value-type="float" office:value="0.78" table:style-name="ce5">
            <text:p>0,78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30]-[.O29]" table:style-name="ce13">
            <text:p>00:00:00</text:p>
          </table:table-cell>
          <table:table-cell table:style-name="ce13"/>
          <table:table-cell office:value-type="float" office:value="0" table:formula="of:=IF([.N30]=&quot;&quot;;&quot;&quot;;[.N30]*86400)" table:style-name="ce14">
            <text:p>0</text:p>
          </table:table-cell>
          <table:table-cell office:value-type="float" office:value="0" table:formula="of:=IF([.P30]=&quot;&quot;;&quot;&quot;;[.P30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Z", "ST", 1, "(1)"</text:p>
          </table:table-cell>
          <table:table-cell office:value-type="float" office:value="0.76666666666667327" table:formula="of:=AVERAGE([.D31:.G31])" table:style-name="ce4">
            <text:p>0,77</text:p>
          </table:table-cell>
          <table:table-cell office:value-type="float" office:value="1.8666666666666678" table:formula="of:=AVERAGE([.H31:.K31])" table:style-name="ce5">
            <text:p>1,87</text:p>
          </table:table-cell>
          <table:table-cell office:value-type="float" office:value="0.76666666666667327" table:style-name="ce4">
            <text:p>0,77</text:p>
          </table:table-cell>
          <table:table-cell table:number-columns-repeated="3" table:style-name="ce4"/>
          <table:table-cell table:style-name="ce5"/>
          <table:table-cell office:value-type="float" office:value="1.8666666666666678" table:style-name="ce5">
            <text:p>1,8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31]-[.O30]" table:style-name="ce13">
            <text:p>00:00:00</text:p>
          </table:table-cell>
          <table:table-cell table:style-name="ce13"/>
          <table:table-cell office:value-type="float" office:value="0" table:formula="of:=IF([.N31]=&quot;&quot;;&quot;&quot;;[.N31]*86400)" table:style-name="ce14">
            <text:p>0</text:p>
          </table:table-cell>
          <table:table-cell office:value-type="float" office:value="0" table:formula="of:=IF([.P31]=&quot;&quot;;&quot;&quot;;[.P31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Z-KO", "SBL+Sem(ST)", 1, "1", "(1)"</text:p>
          </table:table-cell>
          <table:table-cell office:value-type="float" office:value="1.4999999999999949" table:formula="of:=AVERAGE([.D32:.G32])" table:style-name="ce4">
            <text:p>1,50</text:p>
          </table:table-cell>
          <table:table-cell office:value-type="float" office:value="1.2500000000000004" table:formula="of:=AVERAGE([.H32:.K32])" table:style-name="ce5">
            <text:p>1,25</text:p>
          </table:table-cell>
          <table:table-cell office:value-type="float" office:value="1.4999999999999949" table:style-name="ce4">
            <text:p>1,50</text:p>
          </table:table-cell>
          <table:table-cell table:number-columns-repeated="3" table:style-name="ce4"/>
          <table:table-cell table:style-name="ce5"/>
          <table:table-cell office:value-type="float" office:value="1.2500000000000004" table:style-name="ce5">
            <text:p>1,25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32]-[.O31]" table:style-name="ce13">
            <text:p>00:00:00</text:p>
          </table:table-cell>
          <table:table-cell table:style-name="ce13"/>
          <table:table-cell office:value-type="float" office:value="0" table:formula="of:=IF([.N32]=&quot;&quot;;&quot;&quot;;[.N32]*86400)" table:style-name="ce14">
            <text:p>0</text:p>
          </table:table-cell>
          <table:table-cell office:value-type="float" office:value="0" table:formula="of:=IF([.P32]=&quot;&quot;;&quot;&quot;;[.P32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", "ST", 117, "(N/A)"</text:p>
          </table:table-cell>
          <table:table-cell office:value-type="float" office:value="1.2166666666666637" table:formula="of:=AVERAGE([.D33:.G33])" table:style-name="ce4">
            <text:p>1,22</text:p>
          </table:table-cell>
          <table:table-cell office:value-type="float" office:value="0.78333333333333421" table:formula="of:=AVERAGE([.H33:.K33])" table:style-name="ce5">
            <text:p>0,78</text:p>
          </table:table-cell>
          <table:table-cell office:value-type="float" office:value="1.2166666666666637" table:style-name="ce4">
            <text:p>1,22</text:p>
          </table:table-cell>
          <table:table-cell table:number-columns-repeated="3" table:style-name="ce4"/>
          <table:table-cell table:style-name="ce5"/>
          <table:table-cell office:value-type="float" office:value="0.78333333333333421" table:style-name="ce5">
            <text:p>0,78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33]-[.O32]" table:style-name="ce13">
            <text:p>00:00:00</text:p>
          </table:table-cell>
          <table:table-cell table:style-name="ce13"/>
          <table:table-cell office:value-type="float" office:value="0" table:formula="of:=IF([.N33]=&quot;&quot;;&quot;&quot;;[.N33]*86400)" table:style-name="ce14">
            <text:p>0</text:p>
          </table:table-cell>
          <table:table-cell office:value-type="float" office:value="0" table:formula="of:=IF([.P33]=&quot;&quot;;&quot;&quot;;[.P33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", "ST", 7, "(1)"</text:p>
          </table:table-cell>
          <table:table-cell office:value-type="float" office:value="1.97" table:formula="of:=AVERAGE([.D34:.G34])" table:style-name="ce4">
            <text:p>1,97</text:p>
          </table:table-cell>
          <table:table-cell office:value-type="float" office:value="1.9166666666666632" table:formula="of:=AVERAGE([.H34:.K34])" table:style-name="ce5">
            <text:p>1,92</text:p>
          </table:table-cell>
          <table:table-cell office:value-type="float" office:value="1.97" table:style-name="ce8">
            <text:p>1,97</text:p>
          </table:table-cell>
          <table:table-cell table:number-columns-repeated="3" table:style-name="ce4"/>
          <table:table-cell table:style-name="ce5"/>
          <table:table-cell office:value-type="float" office:value="1.9166666666666632" table:style-name="ce5">
            <text:p>1,92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34]-[.O33]" table:style-name="ce13">
            <text:p>00:00:00</text:p>
          </table:table-cell>
          <table:table-cell table:style-name="ce13"/>
          <table:table-cell office:value-type="float" office:value="0" table:formula="of:=IF([.N34]=&quot;&quot;;&quot;&quot;;[.N34]*86400)" table:style-name="ce14">
            <text:p>0</text:p>
          </table:table-cell>
          <table:table-cell office:value-type="float" office:value="0" table:formula="of:=IF([.P34]=&quot;&quot;;&quot;&quot;;[.P34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-Bugla-Bry-1", "Sem(ST)+SBL", 1, "1", "(2)"</text:p>
          </table:table-cell>
          <table:table-cell office:value-type="float" office:value="1.2749999999999999" table:formula="of:=AVERAGE([.D35:.G35])" table:style-name="ce4">
            <text:p>1,28</text:p>
          </table:table-cell>
          <table:table-cell office:value-type="float" office:value="1.6" table:formula="of:=AVERAGE([.H35:.K35])" table:style-name="ce5">
            <text:p>1,60</text:p>
          </table:table-cell>
          <table:table-cell office:value-type="float" office:value="1.25" table:style-name="ce4">
            <text:p>1,25</text:p>
          </table:table-cell>
          <table:table-cell office:value-type="float" office:value="1.3" table:style-name="ce4">
            <text:p>1,30</text:p>
          </table:table-cell>
          <table:table-cell table:number-columns-repeated="2" table:style-name="ce4"/>
          <table:table-cell office:value-type="float" office:value="1.6" table:style-name="ce5">
            <text:p>1,60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0S" table:formula="of:=[.O35]-[.O34]" table:style-name="ce13">
            <text:p>00:00:00</text:p>
          </table:table-cell>
          <table:table-cell table:style-name="ce13"/>
          <table:table-cell office:value-type="float" office:value="0" table:formula="of:=IF([.N35]=&quot;&quot;;&quot;&quot;;[.N35]*86400)" table:style-name="ce14">
            <text:p>0</text:p>
          </table:table-cell>
          <table:table-cell office:value-type="float" office:value="0" table:formula="of:=IF([.P35]=&quot;&quot;;&quot;&quot;;[.P35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-Bugla-Bry-2", "SBL+Sem(PODG)", 1, "2", "(2)"</text:p>
          </table:table-cell>
          <table:table-cell office:value-type="float" office:value="0.91666666666666374" table:formula="of:=AVERAGE([.D36:.G36])" table:style-name="ce4">
            <text:p>0,92</text:p>
          </table:table-cell>
          <table:table-cell office:value-type="float" office:value="0.79999999999999949" table:formula="of:=AVERAGE([.H36:.K36])" table:style-name="ce5">
            <text:p>0,80</text:p>
          </table:table-cell>
          <table:table-cell office:value-type="float" office:value="0.8166666666666611" table:style-name="ce4">
            <text:p>0,82</text:p>
          </table:table-cell>
          <table:table-cell office:value-type="float" office:value="1.0166666666666664" table:style-name="ce4">
            <text:p>1,02</text:p>
          </table:table-cell>
          <table:table-cell table:number-columns-repeated="2" table:style-name="ce4"/>
          <table:table-cell office:value-type="float" office:value="0.79999999999999949" table:style-name="ce5">
            <text:p>0,80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0S" table:formula="of:=[.O36]-[.O35]" table:style-name="ce13">
            <text:p>00:00:00</text:p>
          </table:table-cell>
          <table:table-cell table:style-name="ce13"/>
          <table:table-cell office:value-type="float" office:value="0" table:formula="of:=IF([.N36]=&quot;&quot;;&quot;&quot;;[.N36]*86400)" table:style-name="ce14">
            <text:p>0</text:p>
          </table:table-cell>
          <table:table-cell office:value-type="float" office:value="0" table:formula="of:=IF([.P36]=&quot;&quot;;&quot;&quot;;[.P36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Bry-KL-1", "SBL+POGP", 1, "1", "(2)"</text:p>
          </table:table-cell>
          <table:table-cell office:value-type="float" office:value="1.7333333333333258" table:formula="of:=AVERAGE([.D37:.G37])" table:style-name="ce4">
            <text:p>1,73</text:p>
          </table:table-cell>
          <table:table-cell office:value-type="float" office:value="2.3833333333333337" table:formula="of:=AVERAGE([.H37:.K37])" table:style-name="ce5">
            <text:p>2,38</text:p>
          </table:table-cell>
          <table:table-cell office:value-type="float" office:value="2.1666666666666523" table:style-name="ce4">
            <text:p>2,17</text:p>
          </table:table-cell>
          <table:table-cell office:value-type="float" office:value="1.2999999999999996" table:style-name="ce4">
            <text:p>1,30</text:p>
          </table:table-cell>
          <table:table-cell table:number-columns-repeated="2" table:style-name="ce4"/>
          <table:table-cell office:value-type="float" office:value="2.3833333333333337" table:style-name="ce5">
            <text:p>2,38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0S" table:formula="of:=[.O37]-[.O36]" table:style-name="ce13">
            <text:p>00:00:00</text:p>
          </table:table-cell>
          <table:table-cell table:style-name="ce13"/>
          <table:table-cell office:value-type="float" office:value="0" table:formula="of:=IF([.N37]=&quot;&quot;;&quot;&quot;;[.N37]*86400)" table:style-name="ce14">
            <text:p>0</text:p>
          </table:table-cell>
          <table:table-cell office:value-type="float" office:value="0" table:formula="of:=IF([.P37]=&quot;&quot;;&quot;&quot;;[.P37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Bry-KL-2", "SBL+Sem(ST)", 1, "2", "(2)"</text:p>
          </table:table-cell>
          <table:table-cell office:value-type="float" office:value="1.0083333333333306" table:formula="of:=AVERAGE([.D38:.G38])" table:style-name="ce4">
            <text:p>1,01</text:p>
          </table:table-cell>
          <table:table-cell office:value-type="float" office:value="0.79999999999999893" table:formula="of:=AVERAGE([.H38:.K38])" table:style-name="ce5">
            <text:p>0,80</text:p>
          </table:table-cell>
          <table:table-cell office:value-type="float" office:value="0.8166666666666611" table:style-name="ce4">
            <text:p>0,82</text:p>
          </table:table-cell>
          <table:table-cell office:value-type="float" office:value="1.2000000000000002" table:style-name="ce4">
            <text:p>1,20</text:p>
          </table:table-cell>
          <table:table-cell table:number-columns-repeated="2" table:style-name="ce4"/>
          <table:table-cell office:value-type="float" office:value="0.79999999999999893" table:style-name="ce5">
            <text:p>0,80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0S" table:formula="of:=[.O38]-[.O37]" table:style-name="ce13">
            <text:p>00:00:00</text:p>
          </table:table-cell>
          <table:table-cell table:style-name="ce13"/>
          <table:table-cell office:value-type="float" office:value="0" table:formula="of:=IF([.N38]=&quot;&quot;;&quot;&quot;;[.N38]*86400)" table:style-name="ce14">
            <text:p>0</text:p>
          </table:table-cell>
          <table:table-cell office:value-type="float" office:value="0" table:formula="of:=IF([.P38]=&quot;&quot;;&quot;&quot;;[.P38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L", "ST", 1, "(2)"</text:p>
          </table:table-cell>
          <table:table-cell office:value-type="float" office:value="1.1083333333333418" table:formula="of:=AVERAGE([.D39:.G39])" table:style-name="ce4">
            <text:p>1,11</text:p>
          </table:table-cell>
          <table:table-cell office:value-type="float" office:value="3.8833333333333342" table:formula="of:=AVERAGE([.H39:.K39])" table:style-name="ce5">
            <text:p>3,88</text:p>
          </table:table-cell>
          <table:table-cell office:value-type="float" office:value="1.0000000000000164" table:style-name="ce4">
            <text:p>1,00</text:p>
          </table:table-cell>
          <table:table-cell office:value-type="float" office:value="1.216666666666667" table:style-name="ce4">
            <text:p>1,22</text:p>
          </table:table-cell>
          <table:table-cell table:number-columns-repeated="2" table:style-name="ce4"/>
          <table:table-cell office:value-type="float" office:value="3.8833333333333342" table:style-name="ce5">
            <text:p>3,88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0S" table:formula="of:=[.O39]-[.O38]" table:style-name="ce13">
            <text:p>00:00:00</text:p>
          </table:table-cell>
          <table:table-cell table:style-name="ce13"/>
          <table:table-cell office:value-type="float" office:value="0" table:formula="of:=IF([.N39]=&quot;&quot;;&quot;&quot;;[.N39]*86400)" table:style-name="ce14">
            <text:p>0</text:p>
          </table:table-cell>
          <table:table-cell office:value-type="float" office:value="0" table:formula="of:=IF([.P39]=&quot;&quot;;&quot;&quot;;[.P39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5">
            <text:p>"KL-MJ-1", "Sem(odstep)+PO(Piotrowice)", 1, "1", "(2)"</text:p>
          </table:table-cell>
          <table:table-cell office:value-type="float" office:value="0" table:formula="of:=AVERAGE([.D40:.G40])" table:style-name="ce4">
            <text:p>#DZIEL/0!</text:p>
          </table:table-cell>
          <table:table-cell office:value-type="float" office:value="0" table:formula="of:=AVERAGE([.H40:.K40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40]-[.O39]" table:style-name="ce13">
            <text:p>00:00:00</text:p>
          </table:table-cell>
          <table:table-cell table:style-name="ce13"/>
          <table:table-cell office:value-type="float" office:value="0" table:formula="of:=IF([.N40]=&quot;&quot;;&quot;&quot;;[.N40]*86400)" table:style-name="ce14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15">
            <text:p>"KL-MJ-2", "Sem(odstep)", 1, "2", "(2)"</text:p>
          </table:table-cell>
          <table:table-cell office:value-type="float" office:value="0" table:formula="of:=AVERAGE([.D41:.G41])" table:style-name="ce4">
            <text:p>#DZIEL/0!</text:p>
          </table:table-cell>
          <table:table-cell office:value-type="float" office:value="0" table:formula="of:=AVERAGE([.H41:.K41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41]-[.O40]" table:style-name="ce13">
            <text:p>00:00:00</text:p>
          </table:table-cell>
          <table:table-cell table:style-name="ce13"/>
          <table:table-cell office:value-type="float" office:value="0" table:formula="of:=IF([.N41]=&quot;&quot;;&quot;&quot;;[.N41]*86400)" table:style-name="ce14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15">
            <text:p>"MJ", "ST", 1, "(1)"</text:p>
          </table:table-cell>
          <table:table-cell office:value-type="float" office:value="0" table:formula="of:=AVERAGE([.D42:.G42])" table:style-name="ce4">
            <text:p>#DZIEL/0!</text:p>
          </table:table-cell>
          <table:table-cell office:value-type="float" office:value="0" table:formula="of:=AVERAGE([.H42:.K42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42]-[.O41]" table:style-name="ce13">
            <text:p>00:00:00</text:p>
          </table:table-cell>
          <table:table-cell table:style-name="ce13"/>
          <table:table-cell office:value-type="float" office:value="0" table:formula="of:=IF([.N42]=&quot;&quot;;&quot;&quot;;[.N42]*86400)" table:style-name="ce14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15">
            <text:p>"MJ-Mi", "Sem(odstep)", 1, "1", "(1)"</text:p>
          </table:table-cell>
          <table:table-cell office:value-type="float" office:value="0" table:formula="of:=AVERAGE([.D43:.G43])" table:style-name="ce4">
            <text:p>#DZIEL/0!</text:p>
          </table:table-cell>
          <table:table-cell office:value-type="float" office:value="0" table:formula="of:=AVERAGE([.H43:.K43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43]-[.O42]" table:style-name="ce13">
            <text:p>00:00:00</text:p>
          </table:table-cell>
          <table:table-cell table:style-name="ce13"/>
          <table:table-cell office:value-type="float" office:value="0" table:formula="of:=IF([.N43]=&quot;&quot;;&quot;&quot;;[.N43]*86400)" table:style-name="ce14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15">
            <text:p>"Mi", "ST", 1, "(2)"</text:p>
          </table:table-cell>
          <table:table-cell office:value-type="float" office:value="0" table:formula="of:=AVERAGE([.D44:.G44])" table:style-name="ce4">
            <text:p>#DZIEL/0!</text:p>
          </table:table-cell>
          <table:table-cell office:value-type="float" office:value="0" table:formula="of:=AVERAGE([.H44:.K44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44]-[.O43]" table:style-name="ce13">
            <text:p>00:00:00</text:p>
          </table:table-cell>
          <table:table-cell table:style-name="ce13"/>
          <table:table-cell office:value-type="float" office:value="0" table:formula="of:=IF([.N44]=&quot;&quot;;&quot;&quot;;[.N44]*86400)" table:style-name="ce14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15">
            <text:p>"Mi_ŁGB", "Sem(odstęp)", 1, "1", "(1)"</text:p>
          </table:table-cell>
          <table:table-cell office:value-type="float" office:value="0" table:formula="of:=AVERAGE([.D45:.G45])" table:style-name="ce4">
            <text:p>#DZIEL/0!</text:p>
          </table:table-cell>
          <table:table-cell office:value-type="float" office:value="0" table:formula="of:=AVERAGE([.H45:.K45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45]-[.O44]" table:style-name="ce13">
            <text:p>00:00:00</text:p>
          </table:table-cell>
          <table:table-cell table:style-name="ce13"/>
          <table:table-cell office:value-type="float" office:value="0" table:formula="of:=IF([.N45]=&quot;&quot;;&quot;&quot;;[.N45]*86400)" table:style-name="ce14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12">
            <text:p>"KL-Mc-1", "SBL+PO(Piotrowice)", 1, "1", "(6)"</text:p>
          </table:table-cell>
          <table:table-cell office:value-type="float" office:value="0" table:formula="of:=AVERAGE([.D46:.G46])" table:style-name="ce4">
            <text:p>#DZIEL/0!</text:p>
          </table:table-cell>
          <table:table-cell office:value-type="float" office:value="0" table:formula="of:=AVERAGE([.H46:.K46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46]-[.O45]" table:style-name="ce13">
            <text:p>00:00:00</text:p>
          </table:table-cell>
          <table:table-cell table:style-name="ce13"/>
          <table:table-cell office:value-type="float" office:value="0" table:formula="of:=IF([.N46]=&quot;&quot;;&quot;&quot;;[.N46]*86400)" table:style-name="ce14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12">
            <text:p>"KL-Mc-2", "SBL", 1, "2", "(6)"</text:p>
          </table:table-cell>
          <table:table-cell office:value-type="float" office:value="0" table:formula="of:=AVERAGE([.D47:.G47])" table:style-name="ce4">
            <text:p>#DZIEL/0!</text:p>
          </table:table-cell>
          <table:table-cell office:value-type="float" office:value="0" table:formula="of:=AVERAGE([.H47:.K47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47]-[.O46]" table:style-name="ce13">
            <text:p>00:00:00</text:p>
          </table:table-cell>
          <table:table-cell table:style-name="ce13"/>
          <table:table-cell office:value-type="float" office:value="0" table:formula="of:=IF([.N47]=&quot;&quot;;&quot;&quot;;[.N47]*86400)" table:style-name="ce14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12">
            <text:p>"KL-Mc-3", "SBL", 1, "3", "(6)"</text:p>
          </table:table-cell>
          <table:table-cell office:value-type="float" office:value="0" table:formula="of:=AVERAGE([.D48:.G48])" table:style-name="ce4">
            <text:p>#DZIEL/0!</text:p>
          </table:table-cell>
          <table:table-cell office:value-type="float" office:value="0" table:formula="of:=AVERAGE([.H48:.K48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48]-[.O47]" table:style-name="ce13">
            <text:p>00:00:00</text:p>
          </table:table-cell>
          <table:table-cell table:style-name="ce13"/>
          <table:table-cell office:value-type="float" office:value="0" table:formula="of:=IF([.N48]=&quot;&quot;;&quot;&quot;;[.N48]*86400)" table:style-name="ce14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12">
            <text:p>"KL-Mc-4", "SBL+PO(Podlesie)", 1, "4", "(6)"</text:p>
          </table:table-cell>
          <table:table-cell office:value-type="float" office:value="0" table:formula="of:=AVERAGE([.D49:.G49])" table:style-name="ce4">
            <text:p>#DZIEL/0!</text:p>
          </table:table-cell>
          <table:table-cell office:value-type="float" office:value="0" table:formula="of:=AVERAGE([.H49:.K49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49]-[.O48]" table:style-name="ce13">
            <text:p>00:00:00</text:p>
          </table:table-cell>
          <table:table-cell table:style-name="ce13"/>
          <table:table-cell office:value-type="float" office:value="0" table:formula="of:=IF([.N49]=&quot;&quot;;&quot;&quot;;[.N49]*86400)" table:style-name="ce14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12">
            <text:p>"KL-Mc-5", "SBL", 1, "5", "(6)"</text:p>
          </table:table-cell>
          <table:table-cell office:value-type="float" office:value="0" table:formula="of:=AVERAGE([.D50:.G50])" table:style-name="ce4">
            <text:p>#DZIEL/0!</text:p>
          </table:table-cell>
          <table:table-cell office:value-type="float" office:value="0" table:formula="of:=AVERAGE([.H50:.K50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50]-[.O49]" table:style-name="ce13">
            <text:p>00:00:00</text:p>
          </table:table-cell>
          <table:table-cell table:style-name="ce13"/>
          <table:table-cell office:value-type="float" office:value="0" table:formula="of:=IF([.N50]=&quot;&quot;;&quot;&quot;;[.N50]*86400)" table:style-name="ce14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12">
            <text:p>"KL-Mc-6", "SBL+Sem(PODG)", 1, "6", "(6)"</text:p>
          </table:table-cell>
          <table:table-cell office:value-type="float" office:value="0" table:formula="of:=AVERAGE([.D51:.G51])" table:style-name="ce4">
            <text:p>#DZIEL/0!</text:p>
          </table:table-cell>
          <table:table-cell office:value-type="float" office:value="0" table:formula="of:=AVERAGE([.H51:.K51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51]-[.O50]" table:style-name="ce13">
            <text:p>00:00:00</text:p>
          </table:table-cell>
          <table:table-cell table:style-name="ce13"/>
          <table:table-cell office:value-type="float" office:value="0" table:formula="of:=IF([.N51]=&quot;&quot;;&quot;&quot;;[.N51]*86400)" table:style-name="ce14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12">
            <text:p>"Mc", "PODG", 1, "(N/A)"</text:p>
          </table:table-cell>
          <table:table-cell office:value-type="float" office:value="0" table:formula="of:=AVERAGE([.D52:.G52])" table:style-name="ce4">
            <text:p>#DZIEL/0!</text:p>
          </table:table-cell>
          <table:table-cell office:value-type="float" office:value="0" table:formula="of:=AVERAGE([.H52:.K52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52]-[.O51]" table:style-name="ce13">
            <text:p>00:00:00</text:p>
          </table:table-cell>
          <table:table-cell table:style-name="ce13"/>
          <table:table-cell office:value-type="float" office:value="0" table:formula="of:=IF([.N52]=&quot;&quot;;&quot;&quot;;[.N52]*86400)" table:style-name="ce14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12">
            <text:p>"Mc-Ty", "Sem(odstep)+Sem(ST)", 1, "1", "(1)"</text:p>
          </table:table-cell>
          <table:table-cell office:value-type="float" office:value="0" table:formula="of:=AVERAGE([.D53:.G53])" table:style-name="ce4">
            <text:p>#DZIEL/0!</text:p>
          </table:table-cell>
          <table:table-cell office:value-type="float" office:value="0" table:formula="of:=AVERAGE([.H53:.K53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53]-[.O52]" table:style-name="ce13">
            <text:p>00:00:00</text:p>
          </table:table-cell>
          <table:table-cell table:style-name="ce13"/>
          <table:table-cell office:value-type="float" office:value="0" table:formula="of:=IF([.N53]=&quot;&quot;;&quot;&quot;;[.N53]*86400)" table:style-name="ce14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12">
            <text:p>"Ty", "ST", 101, "(N/A)"</text:p>
          </table:table-cell>
          <table:table-cell office:value-type="float" office:value="0" table:formula="of:=AVERAGE([.D54:.G54])" table:style-name="ce4">
            <text:p>#DZIEL/0!</text:p>
          </table:table-cell>
          <table:table-cell office:value-type="float" office:value="0" table:formula="of:=AVERAGE([.H54:.K54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54]-[.O53]" table:style-name="ce13">
            <text:p>00:00:00</text:p>
          </table:table-cell>
          <table:table-cell table:style-name="ce13"/>
          <table:table-cell office:value-type="float" office:value="0" table:formula="of:=IF([.N54]=&quot;&quot;;&quot;&quot;;[.N54]*86400)" table:style-name="ce14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12">
            <text:p>"Ty", "ST", 1, "(2)"</text:p>
          </table:table-cell>
          <table:table-cell office:value-type="float" office:value="0" table:formula="of:=AVERAGE([.D55:.G55])" table:style-name="ce4">
            <text:p>#DZIEL/0!</text:p>
          </table:table-cell>
          <table:table-cell office:value-type="float" office:value="0" table:formula="of:=AVERAGE([.H55:.K55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55]-[.O54]" table:style-name="ce13">
            <text:p>00:00:00</text:p>
          </table:table-cell>
          <table:table-cell table:style-name="ce13"/>
          <table:table-cell office:value-type="float" office:value="0" table:formula="of:=IF([.N55]=&quot;&quot;;&quot;&quot;;[.N55]*86400)" table:style-name="ce14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16">
            <text:p>"Ty-Kob-1", "SBL", 1, "1", "(6)"</text:p>
          </table:table-cell>
          <table:table-cell office:value-type="float" office:value="0" table:formula="of:=AVERAGE([.D56:.G56])" table:style-name="ce4">
            <text:p>#DZIEL/0!</text:p>
          </table:table-cell>
          <table:table-cell office:value-type="float" office:value="0" table:formula="of:=AVERAGE([.H56:.K56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56]-[.O55]" table:style-name="ce13">
            <text:p>00:00:00</text:p>
          </table:table-cell>
          <table:table-cell table:style-name="ce13"/>
          <table:table-cell office:value-type="float" office:value="0" table:formula="of:=IF([.N56]=&quot;&quot;;&quot;&quot;;[.N56]*86400)" table:style-name="ce14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16">
            <text:p>"Ty-ŁŚ", "Sem(odstep)", 1, "1", "(1)"</text:p>
          </table:table-cell>
          <table:table-cell office:value-type="float" office:value="0" table:formula="of:=AVERAGE([.D57:.G57])" table:style-name="ce4">
            <text:p>#DZIEL/0!</text:p>
          </table:table-cell>
          <table:table-cell office:value-type="float" office:value="0" table:formula="of:=AVERAGE([.H57:.K57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57]-[.O56]" table:style-name="ce13">
            <text:p>00:00:00</text:p>
          </table:table-cell>
          <table:table-cell table:style-name="ce13"/>
          <table:table-cell office:value-type="float" office:value="0" table:formula="of:=IF([.N57]=&quot;&quot;;&quot;&quot;;[.N57]*86400)" table:style-name="ce14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16">
            <text:p>"Ty-TMo ", "SBL", 1, "1", "(2)"</text:p>
          </table:table-cell>
          <table:table-cell office:value-type="float" office:value="0" table:formula="of:=AVERAGE([.D58:.G58])" table:style-name="ce4">
            <text:p>#DZIEL/0!</text:p>
          </table:table-cell>
          <table:table-cell office:value-type="float" office:value="0" table:formula="of:=AVERAGE([.H58:.K58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58]-[.O57]" table:style-name="ce13">
            <text:p>00:00:00</text:p>
          </table:table-cell>
          <table:table-cell table:style-name="ce13"/>
          <table:table-cell office:value-type="float" office:value="0" table:formula="of:=IF([.N58]=&quot;&quot;;&quot;&quot;;[.N58]*86400)" table:style-name="ce14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59]-[.O58]" table:style-name="ce13">
            <text:p>00:00:00</text:p>
          </table:table-cell>
          <table:table-cell table:style-name="ce13"/>
          <table:table-cell office:value-type="float" office:value="0" table:formula="of:=IF([.N59]=&quot;&quot;;&quot;&quot;;[.N59]*86400)" table:style-name="ce14">
            <text:p>0</text:p>
          </table:table-cell>
          <table:table-cell office:value-type="float" office:value="0" table:formula="of:=IF([.P59]=&quot;&quot;;&quot;&quot;;[.P59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0]-[.O59]" table:style-name="ce13">
            <text:p>00:00:00</text:p>
          </table:table-cell>
          <table:table-cell table:style-name="ce13"/>
          <table:table-cell office:value-type="float" office:value="0" table:formula="of:=IF([.N60]=&quot;&quot;;&quot;&quot;;[.N60]*86400)" table:style-name="ce14">
            <text:p>0</text:p>
          </table:table-cell>
          <table:table-cell office:value-type="float" office:value="0" table:formula="of:=IF([.P60]=&quot;&quot;;&quot;&quot;;[.P60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atowice - Batory (Bytom)</text:p>
          </table:table-cell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1]-[.O60]" table:style-name="ce13">
            <text:p>00:00:00</text:p>
          </table:table-cell>
          <table:table-cell table:style-name="ce13"/>
          <table:table-cell office:value-type="float" office:value="0" table:formula="of:=IF([.N61]=&quot;&quot;;&quot;&quot;;[.N61]*86400)" table:style-name="ce14">
            <text:p>0</text:p>
          </table:table-cell>
          <table:table-cell office:value-type="float" office:value="0" table:formula="of:=IF([.P61]=&quot;&quot;;&quot;&quot;;[.P61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B", "ST", 1, "(1)"</text:p>
          </table:table-cell>
          <table:table-cell office:value-type="float" office:value="1.25" table:formula="of:=AVERAGE([.D62:.G62])" table:style-name="ce4">
            <text:p>1,25</text:p>
          </table:table-cell>
          <table:table-cell office:value-type="float" office:value="0" table:formula="of:=AVERAGE([.H62:.K62])" table:style-name="ce5">
            <text:p>#DZIEL/0!</text:p>
          </table:table-cell>
          <table:table-cell office:value-type="float" office:value="1.25" table:style-name="ce4">
            <text:p>1,25</text:p>
          </table:table-cell>
          <table:table-cell table:number-columns-repeated="3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2]-[.O61]" table:style-name="ce13">
            <text:p>00:00:00</text:p>
          </table:table-cell>
          <table:table-cell table:style-name="ce13"/>
          <table:table-cell office:value-type="float" office:value="0" table:formula="of:=IF([.N62]=&quot;&quot;;&quot;&quot;;[.N62]*86400)" table:style-name="ce14">
            <text:p>0</text:p>
          </table:table-cell>
          <table:table-cell office:value-type="float" office:value="0" table:formula="of:=IF([.P62]=&quot;&quot;;&quot;&quot;;[.P62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"CB-CM", "SBL+Sem(ST)", 1, "1", "(1)"</text:p>
          </table:table-cell>
          <table:table-cell office:value-type="float" office:value="2.4" table:formula="of:=AVERAGE([.D63:.G63])" table:style-name="ce4">
            <text:p>2,40</text:p>
          </table:table-cell>
          <table:table-cell office:value-type="float" office:value="0" table:formula="of:=AVERAGE([.H63:.K63])" table:style-name="ce5">
            <text:p>#DZIEL/0!</text:p>
          </table:table-cell>
          <table:table-cell office:value-type="float" office:value="2.4" table:style-name="ce4">
            <text:p>2,40</text:p>
          </table:table-cell>
          <table:table-cell office:value-type="float" office:value="2.4" table:style-name="ce4">
            <text:p>2,40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3]-[.O62]" table:style-name="ce13">
            <text:p>00:00:00</text:p>
          </table:table-cell>
          <table:table-cell table:style-name="ce13"/>
          <table:table-cell office:value-type="float" office:value="0" table:formula="of:=IF([.N63]=&quot;&quot;;&quot;&quot;;[.N63]*86400)" table:style-name="ce14">
            <text:p>0</text:p>
          </table:table-cell>
          <table:table-cell office:value-type="float" office:value="0" table:formula="of:=IF([.P63]=&quot;&quot;;&quot;&quot;;[.P63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"CM", "ST", 1, "(1)"</text:p>
          </table:table-cell>
          <table:table-cell office:value-type="float" office:value="2.21" table:formula="of:=AVERAGE([.D64:.G64])" table:style-name="ce4">
            <text:p>2,21</text:p>
          </table:table-cell>
          <table:table-cell office:value-type="float" office:value="0" table:formula="of:=AVERAGE([.H64:.K64])" table:style-name="ce5">
            <text:p>#DZIEL/0!</text:p>
          </table:table-cell>
          <table:table-cell office:value-type="float" office:value="2.5" table:style-name="ce4">
            <text:p>2,50</text:p>
          </table:table-cell>
          <table:table-cell office:value-type="float" office:value="1.92" table:style-name="ce4">
            <text:p>1,92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4]-[.O63]" table:style-name="ce13">
            <text:p>00:00:00</text:p>
          </table:table-cell>
          <table:table-cell table:style-name="ce13"/>
          <table:table-cell office:value-type="float" office:value="0" table:formula="of:=IF([.N64]=&quot;&quot;;&quot;&quot;;[.N64]*86400)" table:style-name="ce14">
            <text:p>0</text:p>
          </table:table-cell>
          <table:table-cell office:value-type="float" office:value="0" table:formula="of:=IF([.P64]=&quot;&quot;;&quot;&quot;;[.P64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"CM-CS", "Sem(odstęp)", 1, "1", "(1)"</text:p>
          </table:table-cell>
          <table:table-cell office:value-type="float" office:value="2.9649999999999999" table:formula="of:=AVERAGE([.D65:.G65])" table:style-name="ce4">
            <text:p>2,97</text:p>
          </table:table-cell>
          <table:table-cell office:value-type="float" office:value="0" table:formula="of:=AVERAGE([.H65:.K65])" table:style-name="ce5">
            <text:p>#DZIEL/0!</text:p>
          </table:table-cell>
          <table:table-cell office:value-type="float" office:value="2.4300000000000002" table:style-name="ce4">
            <text:p>2,43</text:p>
          </table:table-cell>
          <table:table-cell office:value-type="float" office:value="3.5" table:style-name="ce4">
            <text:p>3,50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5]-[.O64]" table:style-name="ce13">
            <text:p>00:00:00</text:p>
          </table:table-cell>
          <table:table-cell table:style-name="ce13"/>
          <table:table-cell office:value-type="float" office:value="0" table:formula="of:=IF([.N65]=&quot;&quot;;&quot;&quot;;[.N65]*86400)" table:style-name="ce14">
            <text:p>0</text:p>
          </table:table-cell>
          <table:table-cell office:value-type="float" office:value="0" table:formula="of:=IF([.P65]=&quot;&quot;;&quot;&quot;;[.P65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6]-[.O65]" table:style-name="ce13">
            <text:p>00:00:00</text:p>
          </table:table-cell>
          <table:table-cell table:style-name="ce13"/>
          <table:table-cell office:value-type="float" office:value="0" table:formula="of:=IF([.N66]=&quot;&quot;;&quot;&quot;;[.N66]*86400)" table:style-name="ce14">
            <text:p>0</text:p>
          </table:table-cell>
          <table:table-cell office:value-type="float" office:value="0" table:formula="of:=IF([.P66]=&quot;&quot;;&quot;&quot;;[.P66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atory (Gliwice) - Katowice - Zawodzie (Kraków)</text:p>
          </table:table-cell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7]-[.O66]" table:style-name="ce13">
            <text:p>00:00:00</text:p>
          </table:table-cell>
          <table:table-cell table:style-name="ce13"/>
          <table:table-cell office:value-type="float" office:value="0" table:formula="of:=IF([.N67]=&quot;&quot;;&quot;&quot;;[.N67]*86400)" table:style-name="ce14">
            <text:p>0</text:p>
          </table:table-cell>
          <table:table-cell office:value-type="float" office:value="0" table:formula="of:=IF([.P67]=&quot;&quot;;&quot;&quot;;[.P67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"Szo-GLC", "SBL(odstep)", 2, "1", "(1)"</text:p>
          </table:table-cell>
          <table:table-cell office:value-type="float" office:value="0" table:formula="of:=AVERAGE([.D68:.G68])" table:style-name="ce4">
            <text:p>#DZIEL/0!</text:p>
          </table:table-cell>
          <table:table-cell office:value-type="float" office:value="0" table:formula="of:=AVERAGE([.H68:.K68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8]-[.O67]" table:style-name="ce13">
            <text:p>00:00:00</text:p>
          </table:table-cell>
          <table:table-cell table:style-name="ce13"/>
          <table:table-cell office:value-type="float" office:value="0" table:formula="of:=IF([.N68]=&quot;&quot;;&quot;&quot;;[.N68]*86400)" table:style-name="ce14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12">
            <text:p>"GLC", "ST", 6, "(2)"</text:p>
          </table:table-cell>
          <table:table-cell office:value-type="float" office:value="0" table:formula="of:=AVERAGE([.D69:.G69])" table:style-name="ce4">
            <text:p>#DZIEL/0!</text:p>
          </table:table-cell>
          <table:table-cell office:value-type="float" office:value="0" table:formula="of:=AVERAGE([.H69:.K69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9]-[.O68]" table:style-name="ce13">
            <text:p>00:00:00</text:p>
          </table:table-cell>
          <table:table-cell table:style-name="ce13"/>
          <table:table-cell office:value-type="float" office:value="0" table:formula="of:=IF([.N69]=&quot;&quot;;&quot;&quot;;[.N69]*86400)" table:style-name="ce14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12">
            <text:p>"GLC-ZZ-1", "SBL", 2, "1", "(5)"</text:p>
          </table:table-cell>
          <table:table-cell office:value-type="float" office:value="0" table:formula="of:=AVERAGE([.D70:.G70])" table:style-name="ce4">
            <text:p>#DZIEL/0!</text:p>
          </table:table-cell>
          <table:table-cell office:value-type="float" office:value="0" table:formula="of:=AVERAGE([.H70:.K70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70]-[.O69]" table:style-name="ce13">
            <text:p>00:00:00</text:p>
          </table:table-cell>
          <table:table-cell table:style-name="ce13"/>
          <table:table-cell office:value-type="float" office:value="0" table:formula="of:=IF([.N70]=&quot;&quot;;&quot;&quot;;[.N70]*86400)" table:style-name="ce14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12">
            <text:p>"GLC-ZZ-2", "SBL", 2, "2", "(5)"</text:p>
          </table:table-cell>
          <table:table-cell office:value-type="float" office:value="0" table:formula="of:=AVERAGE([.D71:.G71])" table:style-name="ce4">
            <text:p>#DZIEL/0!</text:p>
          </table:table-cell>
          <table:table-cell office:value-type="float" office:value="0" table:formula="of:=AVERAGE([.H71:.K71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71]-[.O70]" table:style-name="ce13">
            <text:p>00:00:00</text:p>
          </table:table-cell>
          <table:table-cell table:style-name="ce13"/>
          <table:table-cell office:value-type="float" office:value="0" table:formula="of:=IF([.N71]=&quot;&quot;;&quot;&quot;;[.N71]*86400)" table:style-name="ce14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12">
            <text:p>"GLC-ZZ-3", "SBL", 2, "3", "(5)"</text:p>
          </table:table-cell>
          <table:table-cell office:value-type="float" office:value="0" table:formula="of:=AVERAGE([.D72:.G72])" table:style-name="ce4">
            <text:p>#DZIEL/0!</text:p>
          </table:table-cell>
          <table:table-cell office:value-type="float" office:value="0" table:formula="of:=AVERAGE([.H72:.K72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72]-[.O71]" table:style-name="ce13">
            <text:p>00:00:00</text:p>
          </table:table-cell>
          <table:table-cell table:style-name="ce13"/>
          <table:table-cell office:value-type="float" office:value="0" table:formula="of:=IF([.N72]=&quot;&quot;;&quot;&quot;;[.N72]*86400)" table:style-name="ce14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12">
            <text:p>"GLC-ZZ-4", "SBL", 2, "4", "(5)"</text:p>
          </table:table-cell>
          <table:table-cell office:value-type="float" office:value="0" table:formula="of:=AVERAGE([.D73:.G73])" table:style-name="ce4">
            <text:p>#DZIEL/0!</text:p>
          </table:table-cell>
          <table:table-cell office:value-type="float" office:value="0" table:formula="of:=AVERAGE([.H73:.K73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73]-[.O72]" table:style-name="ce13">
            <text:p>00:00:00</text:p>
          </table:table-cell>
          <table:table-cell table:style-name="ce13"/>
          <table:table-cell office:value-type="float" office:value="0" table:formula="of:=IF([.N73]=&quot;&quot;;&quot;&quot;;[.N73]*86400)" table:style-name="ce14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12">
            <text:p>"GLC-ZZ-5", "SBL+Sem(ST)", 2, "5", "(5)"</text:p>
          </table:table-cell>
          <table:table-cell office:value-type="float" office:value="0" table:formula="of:=AVERAGE([.D74:.G74])" table:style-name="ce4">
            <text:p>#DZIEL/0!</text:p>
          </table:table-cell>
          <table:table-cell office:value-type="float" office:value="0" table:formula="of:=AVERAGE([.H74:.K74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74]-[.O73]" table:style-name="ce13">
            <text:p>00:00:00</text:p>
          </table:table-cell>
          <table:table-cell table:style-name="ce13"/>
          <table:table-cell office:value-type="float" office:value="0" table:formula="of:=IF([.N74]=&quot;&quot;;&quot;&quot;;[.N74]*86400)" table:style-name="ce14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12">
            <text:p>"ZZ", "ST", 2, "(1)"</text:p>
          </table:table-cell>
          <table:table-cell office:value-type="float" office:value="0" table:formula="of:=AVERAGE([.D75:.G75])" table:style-name="ce4">
            <text:p>#DZIEL/0!</text:p>
          </table:table-cell>
          <table:table-cell office:value-type="float" office:value="0" table:formula="of:=AVERAGE([.H75:.K75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75]-[.O74]" table:style-name="ce13">
            <text:p>00:00:00</text:p>
          </table:table-cell>
          <table:table-cell table:style-name="ce13"/>
          <table:table-cell office:value-type="float" office:value="0" table:formula="of:=IF([.N75]=&quot;&quot;;&quot;&quot;;[.N75]*86400)" table:style-name="ce14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12">
            <text:p>"ZZ-RCB-1", "SBL", 2, "1", "(4)"</text:p>
          </table:table-cell>
          <table:table-cell office:value-type="float" office:value="0" table:formula="of:=AVERAGE([.D76:.G76])" table:style-name="ce4">
            <text:p>#DZIEL/0!</text:p>
          </table:table-cell>
          <table:table-cell office:value-type="float" office:value="0" table:formula="of:=AVERAGE([.H76:.K76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76]-[.O75]" table:style-name="ce13">
            <text:p>00:00:00</text:p>
          </table:table-cell>
          <table:table-cell table:style-name="ce13"/>
          <table:table-cell office:value-type="float" office:value="0" table:formula="of:=IF([.N76]=&quot;&quot;;&quot;&quot;;[.N76]*86400)" table:style-name="ce14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12">
            <text:p>"ZZ-RCB-2", "SBL", 2, "2", "(4)"</text:p>
          </table:table-cell>
          <table:table-cell office:value-type="float" office:value="0" table:formula="of:=AVERAGE([.D77:.G77])" table:style-name="ce4">
            <text:p>#DZIEL/0!</text:p>
          </table:table-cell>
          <table:table-cell office:value-type="float" office:value="0" table:formula="of:=AVERAGE([.H77:.K77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77]-[.O76]" table:style-name="ce13">
            <text:p>00:00:00</text:p>
          </table:table-cell>
          <table:table-cell table:style-name="ce13"/>
          <table:table-cell office:value-type="float" office:value="0" table:formula="of:=IF([.N77]=&quot;&quot;;&quot;&quot;;[.N77]*86400)" table:style-name="ce14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12">
            <text:p>"ZZ-RCB-3", "SBL+PO(Świętochłowice)", 2, "3", "(4)"</text:p>
          </table:table-cell>
          <table:table-cell office:value-type="float" office:value="0" table:formula="of:=AVERAGE([.D78:.G78])" table:style-name="ce4">
            <text:p>#DZIEL/0!</text:p>
          </table:table-cell>
          <table:table-cell office:value-type="float" office:value="0" table:formula="of:=AVERAGE([.H78:.K78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78]-[.O77]" table:style-name="ce13">
            <text:p>00:00:00</text:p>
          </table:table-cell>
          <table:table-cell table:style-name="ce13"/>
          <table:table-cell office:value-type="float" office:value="0" table:formula="of:=IF([.N78]=&quot;&quot;;&quot;&quot;;[.N78]*86400)" table:style-name="ce14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12">
            <text:p>"ZZ-RCB-4", "SBL+Sem(ST)", 2, "4", "(4)"</text:p>
          </table:table-cell>
          <table:table-cell office:value-type="float" office:value="0" table:formula="of:=AVERAGE([.D79:.G79])" table:style-name="ce4">
            <text:p>#DZIEL/0!</text:p>
          </table:table-cell>
          <table:table-cell office:value-type="float" office:value="0" table:formula="of:=AVERAGE([.H79:.K79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79]-[.O78]" table:style-name="ce13">
            <text:p>00:00:00</text:p>
          </table:table-cell>
          <table:table-cell table:style-name="ce13"/>
          <table:table-cell office:value-type="float" office:value="0" table:formula="of:=IF([.N79]=&quot;&quot;;&quot;&quot;;[.N79]*86400)" table:style-name="ce14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12">
            <text:p>"RCB", "ST", 2, "(1)"</text:p>
          </table:table-cell>
          <table:table-cell office:value-type="float" office:value="0" table:formula="of:=AVERAGE([.D80:.G80])" table:style-name="ce4">
            <text:p>#DZIEL/0!</text:p>
          </table:table-cell>
          <table:table-cell office:value-type="float" office:value="0" table:formula="of:=AVERAGE([.H80:.K80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80]-[.O79]" table:style-name="ce13">
            <text:p>00:00:00</text:p>
          </table:table-cell>
          <table:table-cell table:style-name="ce13"/>
          <table:table-cell office:value-type="float" office:value="0" table:formula="of:=IF([.N80]=&quot;&quot;;&quot;&quot;;[.N80]*86400)" table:style-name="ce14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12">
            <text:p>"RCB-CB-1", "SBL", 2, "1", "(3)"</text:p>
          </table:table-cell>
          <table:table-cell office:value-type="float" office:value="0" table:formula="of:=AVERAGE([.D81:.G81])" table:style-name="ce4">
            <text:p>#DZIEL/0!</text:p>
          </table:table-cell>
          <table:table-cell office:value-type="float" office:value="0" table:formula="of:=AVERAGE([.H81:.K81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81]-[.O80]" table:style-name="ce13">
            <text:p>00:00:00</text:p>
          </table:table-cell>
          <table:table-cell table:style-name="ce13"/>
          <table:table-cell office:value-type="float" office:value="0" table:formula="of:=IF([.N81]=&quot;&quot;;&quot;&quot;;[.N81]*86400)" table:style-name="ce14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12">
            <text:p>"RCB-CB-2", "SBL+PO(Świętochłowice)", 2, "2", "(3)"</text:p>
          </table:table-cell>
          <table:table-cell office:value-type="float" office:value="0" table:formula="of:=AVERAGE([.D82:.G82])" table:style-name="ce4">
            <text:p>#DZIEL/0!</text:p>
          </table:table-cell>
          <table:table-cell office:value-type="float" office:value="0" table:formula="of:=AVERAGE([.H82:.K82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82]-[.O81]" table:style-name="ce13">
            <text:p>00:00:00</text:p>
          </table:table-cell>
          <table:table-cell table:style-name="ce13"/>
          <table:table-cell office:value-type="float" office:value="0" table:formula="of:=IF([.N82]=&quot;&quot;;&quot;&quot;;[.N82]*86400)" table:style-name="ce14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12">
            <text:p>"RCB-CB-3", "SBL+Sem(ST)", 2, "3", "(3)"</text:p>
          </table:table-cell>
          <table:table-cell office:value-type="float" office:value="0" table:formula="of:=AVERAGE([.D83:.G83])" table:style-name="ce4">
            <text:p>#DZIEL/0!</text:p>
          </table:table-cell>
          <table:table-cell office:value-type="float" office:value="0" table:formula="of:=AVERAGE([.H83:.K83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83]-[.O82]" table:style-name="ce13">
            <text:p>00:00:00</text:p>
          </table:table-cell>
          <table:table-cell table:style-name="ce13"/>
          <table:table-cell office:value-type="float" office:value="0" table:formula="of:=IF([.N83]=&quot;&quot;;&quot;&quot;;[.N83]*86400)" table:style-name="ce14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6">
            <text:p>"CB", "ST", 2, "(1)"</text:p>
          </table:table-cell>
          <table:table-cell office:value-type="float" office:value="0" table:formula="of:=AVERAGE([.D84:.G84])" table:style-name="ce4">
            <text:p>#DZIEL/0!</text:p>
          </table:table-cell>
          <table:table-cell office:value-type="float" office:value="0" table:formula="of:=AVERAGE([.H84:.K84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84]-[.O83]" table:style-name="ce13">
            <text:p>00:00:00</text:p>
          </table:table-cell>
          <table:table-cell table:style-name="ce13"/>
          <table:table-cell office:value-type="float" office:value="0" table:formula="of:=IF([.N84]=&quot;&quot;;&quot;&quot;;[.N84]*86400)" table:style-name="ce14">
            <text:p>0</text:p>
          </table:table-cell>
          <table:table-cell office:value-type="float" office:value="0" table:formula="of:=IF([.P84]=&quot;&quot;;&quot;&quot;;[.P84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B-KTC-1", "SBL", 2, "1", "(2)"</text:p>
          </table:table-cell>
          <table:table-cell office:value-type="float" office:value="0" table:formula="of:=AVERAGE([.D85:.G85])" table:style-name="ce4">
            <text:p>#DZIEL/0!</text:p>
          </table:table-cell>
          <table:table-cell office:value-type="float" office:value="1.0333333333333383" table:formula="of:=AVERAGE([.H85:.K85])" table:style-name="ce5">
            <text:p>1,03</text:p>
          </table:table-cell>
          <table:table-cell table:number-columns-repeated="4" table:style-name="ce4"/>
          <table:table-cell office:value-type="float" office:value="1.0333333333333383" table:style-name="ce5">
            <text:p>1,03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0S" table:formula="of:=[.O85]-[.O84]" table:style-name="ce13">
            <text:p>00:00:00</text:p>
          </table:table-cell>
          <table:table-cell table:style-name="ce13"/>
          <table:table-cell office:value-type="float" office:value="0" table:formula="of:=IF([.N85]=&quot;&quot;;&quot;&quot;;[.N85]*86400)" table:style-name="ce14">
            <text:p>0</text:p>
          </table:table-cell>
          <table:table-cell office:value-type="float" office:value="0" table:formula="of:=IF([.P85]=&quot;&quot;;&quot;&quot;;[.P85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B-KTC-2", "SBL+Sem(PODG)", 2, "2", "(2)"</text:p>
          </table:table-cell>
          <table:table-cell office:value-type="float" office:value="0" table:formula="of:=AVERAGE([.D86:.G86])" table:style-name="ce4">
            <text:p>#DZIEL/0!</text:p>
          </table:table-cell>
          <table:table-cell office:value-type="float" office:value="1.0333333333333283" table:formula="of:=AVERAGE([.H86:.K86])" table:style-name="ce5">
            <text:p>1,03</text:p>
          </table:table-cell>
          <table:table-cell table:number-columns-repeated="4" table:style-name="ce4"/>
          <table:table-cell office:value-type="float" office:value="1.0333333333333283" table:style-name="ce5">
            <text:p>1,03</text:p>
          </table:table-cell>
          <table:table-cell table:number-columns-repeated="2" table:style-name="ce5"/>
          <table:table-cell table:number-columns-repeated="3" table:style-name="ce1"/>
          <table:table-cell office:value-type="time" office:time-value="PT0H0M0S" table:formula="of:=[.O86]-[.O85]" table:style-name="ce13">
            <text:p>00:00:00</text:p>
          </table:table-cell>
          <table:table-cell table:style-name="ce13"/>
          <table:table-cell office:value-type="float" office:value="0" table:formula="of:=IF([.N86]=&quot;&quot;;&quot;&quot;;[.N86]*86400)" table:style-name="ce14">
            <text:p>0</text:p>
          </table:table-cell>
          <table:table-cell office:value-type="float" office:value="0" table:formula="of:=IF([.P86]=&quot;&quot;;&quot;&quot;;[.P86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7">
            <text:p>"KTC-KO-1", "SBL+PO(Załęże)", 2, "1", "(2)"</text:p>
          </table:table-cell>
          <table:table-cell office:value-type="float" office:value="0" table:formula="of:=AVERAGE([.D87:.G87])" table:style-name="ce4">
            <text:p>#DZIEL/0!</text:p>
          </table:table-cell>
          <table:table-cell office:value-type="float" office:value="2.2166666666666601" table:formula="of:=AVERAGE([.H87:.K87])" table:style-name="ce5">
            <text:p>2,22</text:p>
          </table:table-cell>
          <table:table-cell table:number-columns-repeated="4" table:style-name="ce4"/>
          <table:table-cell office:value-type="float" office:value="2.2166666666666601" table:style-name="ce5">
            <text:p>2,22</text:p>
          </table:table-cell>
          <table:table-cell table:number-columns-repeated="2" table:style-name="ce5"/>
          <table:table-cell table:number-columns-repeated="3" table:style-name="ce1"/>
          <table:table-cell office:value-type="time" office:time-value="PT0H0M0S" table:formula="of:=[.O87]-[.O86]" table:style-name="ce13">
            <text:p>00:00:00</text:p>
          </table:table-cell>
          <table:table-cell table:style-name="ce13"/>
          <table:table-cell office:value-type="float" office:value="0" table:formula="of:=IF([.N87]=&quot;&quot;;&quot;&quot;;[.N87]*86400)" table:style-name="ce14">
            <text:p>0</text:p>
          </table:table-cell>
          <table:table-cell office:value-type="float" office:value="0" table:formula="of:=IF([.P87]=&quot;&quot;;&quot;&quot;;[.P87]/60)" table:style-name="ce5">
            <text:p>0,00</text:p>
          </table:table-cell>
          <table:table-cell table:number-columns-repeated="16367"/>
        </table:table-row>
        <table:table-row table:style-name="ro2">
          <table:table-cell office:value-type="string" table:style-name="ce7">
            <text:p>"KTC-KO-2", "SBL+Sem(ST)", 2, "2", "(2)"</text:p>
          </table:table-cell>
          <table:table-cell office:value-type="float" office:value="0" table:formula="of:=AVERAGE([.D88:.G88])" table:style-name="ce4">
            <text:p>#DZIEL/0!</text:p>
          </table:table-cell>
          <table:table-cell office:value-type="float" office:value="1.0333333333333483" table:formula="of:=AVERAGE([.H88:.K88])" table:style-name="ce5">
            <text:p>1,03</text:p>
          </table:table-cell>
          <table:table-cell table:number-columns-repeated="4" table:style-name="ce4"/>
          <table:table-cell office:value-type="float" office:value="1.0333333333333483" table:style-name="ce5">
            <text:p>1,03</text:p>
          </table:table-cell>
          <table:table-cell table:number-columns-repeated="2" table:style-name="ce5"/>
          <table:table-cell table:number-columns-repeated="3" table:style-name="ce1"/>
          <table:table-cell office:value-type="time" office:time-value="PT0H0M0S" table:formula="of:=[.O88]-[.O87]" table:style-name="ce13">
            <text:p>00:00:00</text:p>
          </table:table-cell>
          <table:table-cell table:style-name="ce13"/>
          <table:table-cell office:value-type="float" office:value="0" table:formula="of:=IF([.N88]=&quot;&quot;;&quot;&quot;;[.N88]*86400)" table:style-name="ce14">
            <text:p>0</text:p>
          </table:table-cell>
          <table:table-cell office:value-type="float" office:value="0" table:formula="of:=IF([.P88]=&quot;&quot;;&quot;&quot;;[.P88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", "ST", 2, "(3)"</text:p>
          </table:table-cell>
          <table:table-cell office:value-type="float" office:value="0" table:formula="of:=AVERAGE([.D89:.G89])" table:style-name="ce4">
            <text:p>#DZIEL/0!</text:p>
          </table:table-cell>
          <table:table-cell office:value-type="float" office:value="2.9999999999999898" table:formula="of:=AVERAGE([.H89:.K89])" table:style-name="ce5">
            <text:p>3,00</text:p>
          </table:table-cell>
          <table:table-cell table:number-columns-repeated="4" table:style-name="ce4"/>
          <table:table-cell office:value-type="float" office:value="2.9999999999999898" table:style-name="ce5">
            <text:p>3,00</text:p>
          </table:table-cell>
          <table:table-cell table:number-columns-repeated="2" table:style-name="ce5"/>
          <table:table-cell table:number-columns-repeated="3" table:style-name="ce1"/>
          <table:table-cell office:value-type="time" office:time-value="PT0H0M0S" table:formula="of:=[.O89]-[.O88]" table:style-name="ce13">
            <text:p>00:00:00</text:p>
          </table:table-cell>
          <table:table-cell table:style-name="ce13"/>
          <table:table-cell office:value-type="float" office:value="0" table:formula="of:=IF([.N89]=&quot;&quot;;&quot;&quot;;[.N89]*86400)" table:style-name="ce14">
            <text:p>0</text:p>
          </table:table-cell>
          <table:table-cell office:value-type="float" office:value="0" table:formula="of:=IF([.P89]=&quot;&quot;;&quot;&quot;;[.P89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", "ST", 114, "(N/A)"</text:p>
          </table:table-cell>
          <table:table-cell office:value-type="float" office:value="0.79999999999999993" table:formula="of:=AVERAGE([.D90:.G90])" table:style-name="ce4">
            <text:p>0,80</text:p>
          </table:table-cell>
          <table:table-cell office:value-type="float" office:value="0.93333333333333335" table:formula="of:=AVERAGE([.H90:.K90])" table:style-name="ce5">
            <text:p>0,93</text:p>
          </table:table-cell>
          <table:table-cell office:value-type="float" office:value="0.79999999999999993" table:style-name="ce4">
            <text:p>0,80</text:p>
          </table:table-cell>
          <table:table-cell table:number-columns-repeated="3" table:style-name="ce4"/>
          <table:table-cell table:style-name="ce5"/>
          <table:table-cell office:value-type="float" office:value="0.93333333333333335" table:style-name="ce5">
            <text:p>0,93</text:p>
          </table:table-cell>
          <table:table-cell table:style-name="ce5"/>
          <table:table-cell table:number-columns-repeated="3" table:style-name="ce1"/>
          <table:table-cell office:value-type="time" office:time-value="PT0H0M0S" table:formula="of:=[.O90]-[.O89]" table:style-name="ce13">
            <text:p>00:00:00</text:p>
          </table:table-cell>
          <table:table-cell table:style-name="ce13"/>
          <table:table-cell office:value-type="float" office:value="0" table:formula="of:=IF([.N90]=&quot;&quot;;&quot;&quot;;[.N90]*86400)" table:style-name="ce14">
            <text:p>0</text:p>
          </table:table-cell>
          <table:table-cell office:value-type="float" office:value="0" table:formula="of:=IF([.P90]=&quot;&quot;;&quot;&quot;;[.P90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-KZ", "SBL+Sem(ST)", 4, "1", "(1)"</text:p>
          </table:table-cell>
          <table:table-cell office:value-type="float" office:value="1.5166666666666668" table:formula="of:=AVERAGE([.D91:.G91])" table:style-name="ce4">
            <text:p>1,52</text:p>
          </table:table-cell>
          <table:table-cell office:value-type="float" office:value="1.8" table:formula="of:=AVERAGE([.H91:.K91])" table:style-name="ce5">
            <text:p>1,80</text:p>
          </table:table-cell>
          <table:table-cell office:value-type="float" office:value="1.5166666666666668" table:style-name="ce4">
            <text:p>1,52</text:p>
          </table:table-cell>
          <table:table-cell table:number-columns-repeated="3" table:style-name="ce4"/>
          <table:table-cell table:style-name="ce5"/>
          <table:table-cell office:value-type="float" office:value="1.8" table:style-name="ce5">
            <text:p>1,80</text:p>
          </table:table-cell>
          <table:table-cell table:style-name="ce5"/>
          <table:table-cell table:number-columns-repeated="3" table:style-name="ce1"/>
          <table:table-cell office:value-type="time" office:time-value="PT0H0M0S" table:formula="of:=[.O91]-[.O90]" table:style-name="ce13">
            <text:p>00:00:00</text:p>
          </table:table-cell>
          <table:table-cell table:style-name="ce13"/>
          <table:table-cell office:value-type="float" office:value="0" table:formula="of:=IF([.N91]=&quot;&quot;;&quot;&quot;;[.N91]*86400)" table:style-name="ce14">
            <text:p>0</text:p>
          </table:table-cell>
          <table:table-cell office:value-type="float" office:value="0" table:formula="of:=IF([.P91]=&quot;&quot;;&quot;&quot;;[.P91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Z", "ST", 4, "(2)"</text:p>
          </table:table-cell>
          <table:table-cell office:value-type="float" office:value="0.69999999999999951" table:formula="of:=AVERAGE([.D92:.G92])" table:style-name="ce4">
            <text:p>0,70</text:p>
          </table:table-cell>
          <table:table-cell office:value-type="float" office:value="2.1000000000000005" table:formula="of:=AVERAGE([.H92:.K92])" table:style-name="ce5">
            <text:p>2,10</text:p>
          </table:table-cell>
          <table:table-cell office:value-type="float" office:value="0.69999999999999951" table:style-name="ce4">
            <text:p>0,70</text:p>
          </table:table-cell>
          <table:table-cell table:number-columns-repeated="3" table:style-name="ce4"/>
          <table:table-cell table:style-name="ce5"/>
          <table:table-cell office:value-type="float" office:value="2.1000000000000005" table:style-name="ce5">
            <text:p>2,10</text:p>
          </table:table-cell>
          <table:table-cell table:style-name="ce5"/>
          <table:table-cell table:number-columns-repeated="3" table:style-name="ce1"/>
          <table:table-cell office:value-type="time" office:time-value="PT0H0M0S" table:formula="of:=[.O92]-[.O91]" table:style-name="ce13">
            <text:p>00:00:00</text:p>
          </table:table-cell>
          <table:table-cell table:style-name="ce13"/>
          <table:table-cell office:value-type="float" office:value="0" table:formula="of:=IF([.N92]=&quot;&quot;;&quot;&quot;;[.N92]*86400)" table:style-name="ce14">
            <text:p>0</text:p>
          </table:table-cell>
          <table:table-cell office:value-type="float" office:value="0" table:formula="of:=IF([.P92]=&quot;&quot;;&quot;&quot;;[.P92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93]-[.O92]" table:style-name="ce13">
            <text:p>00:00:00</text:p>
          </table:table-cell>
          <table:table-cell table:style-name="ce13"/>
          <table:table-cell office:value-type="float" office:value="0" table:formula="of:=IF([.N93]=&quot;&quot;;&quot;&quot;;[.N93]*86400)" table:style-name="ce14">
            <text:p>0</text:p>
          </table:table-cell>
          <table:table-cell office:value-type="float" office:value="0" table:formula="of:=IF([.P93]=&quot;&quot;;&quot;&quot;;[.P93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94]-[.O93]" table:style-name="ce13">
            <text:p>00:00:00</text:p>
          </table:table-cell>
          <table:table-cell table:style-name="ce13"/>
          <table:table-cell office:value-type="float" office:value="0" table:formula="of:=IF([.N94]=&quot;&quot;;&quot;&quot;;[.N94]*86400)" table:style-name="ce14">
            <text:p>0</text:p>
          </table:table-cell>
          <table:table-cell office:value-type="float" office:value="0" table:formula="of:=IF([.P94]=&quot;&quot;;&quot;&quot;;[.P94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gota - Katowice - Zawodzie (Waw)</text:p>
          </table:table-cell>
          <table:table-cell table:style-name="ce4"/>
          <table:table-cell table:style-name="ce5"/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95]-[.O94]" table:style-name="ce13">
            <text:p>00:00:00</text:p>
          </table:table-cell>
          <table:table-cell table:style-name="ce13"/>
          <table:table-cell office:value-type="float" office:value="0" table:formula="of:=IF([.N95]=&quot;&quot;;&quot;&quot;;[.N95]*86400)" table:style-name="ce14">
            <text:p>0</text:p>
          </table:table-cell>
          <table:table-cell office:value-type="float" office:value="0" table:formula="of:=IF([.P95]=&quot;&quot;;&quot;&quot;;[.P95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6">
            <text:p>"TMo-Ty", "Sem(odstęp)", 2, "1", "(1)"</text:p>
          </table:table-cell>
          <table:table-cell office:value-type="float" office:value="0" table:formula="of:=AVERAGE([.D96:.G96])" table:style-name="ce4">
            <text:p>#DZIEL/0!</text:p>
          </table:table-cell>
          <table:table-cell office:value-type="float" office:value="0" table:formula="of:=AVERAGE([.H96:.K96])" table:style-name="ce5">
            <text:p>#DZIEL/0!</text:p>
          </table:table-cell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96]-[.O95]" table:style-name="ce13">
            <text:p>00:00:00</text:p>
          </table:table-cell>
          <table:table-cell table:style-name="ce13"/>
          <table:table-cell office:value-type="float" office:value="0" table:formula="of:=IF([.N96]=&quot;&quot;;&quot;&quot;;[.N96]*86400)" table:style-name="ce14">
            <text:p>0</text:p>
          </table:table-cell>
          <table:table-cell office:value-type="float" office:value="0" table:formula="of:=IF([.P96]=&quot;&quot;;&quot;&quot;;[.P96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6">
            <text:p>"Ty-ŁŚ", "Sem(odstep)", 1, "1", "(1)"</text:p>
          </table:table-cell>
          <table:table-cell office:value-type="float" office:value="0" table:formula="of:=AVERAGE([.D97:.G97])" table:style-name="ce4">
            <text:p>#DZIEL/0!</text:p>
          </table:table-cell>
          <table:table-cell office:value-type="float" office:value="0" table:formula="of:=AVERAGE([.H97:.K97])" table:style-name="ce5">
            <text:p>#DZIEL/0!</text:p>
          </table:table-cell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97]-[.O96]" table:style-name="ce13">
            <text:p>00:00:00</text:p>
          </table:table-cell>
          <table:table-cell table:style-name="ce13"/>
          <table:table-cell office:value-type="float" office:value="0" table:formula="of:=IF([.N97]=&quot;&quot;;&quot;&quot;;[.N97]*86400)" table:style-name="ce14">
            <text:p>0</text:p>
          </table:table-cell>
          <table:table-cell office:value-type="float" office:value="0" table:formula="of:=IF([.P97]=&quot;&quot;;&quot;&quot;;[.P97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6">
            <text:p>"Kob-Ty-6", "SBL+Sem(ST)", 2, "6", "(6)"</text:p>
          </table:table-cell>
          <table:table-cell office:value-type="float" office:value="0" table:formula="of:=AVERAGE([.D98:.G98])" table:style-name="ce4">
            <text:p>#DZIEL/0!</text:p>
          </table:table-cell>
          <table:table-cell office:value-type="float" office:value="0" table:formula="of:=AVERAGE([.H98:.K98])" table:style-name="ce5">
            <text:p>#DZIEL/0!</text:p>
          </table:table-cell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98]-[.O97]" table:style-name="ce13">
            <text:p>00:00:00</text:p>
          </table:table-cell>
          <table:table-cell table:style-name="ce13"/>
          <table:table-cell office:value-type="float" office:value="0" table:formula="of:=IF([.N98]=&quot;&quot;;&quot;&quot;;[.N98]*86400)" table:style-name="ce14">
            <text:p>0</text:p>
          </table:table-cell>
          <table:table-cell office:value-type="float" office:value="0" table:formula="of:=IF([.P98]=&quot;&quot;;&quot;&quot;;[.P98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"Ty", "ST", 2, "(2)"</text:p>
          </table:table-cell>
          <table:table-cell office:value-type="float" office:value="0" table:formula="of:=AVERAGE([.D99:.G99])" table:style-name="ce4">
            <text:p>#DZIEL/0!</text:p>
          </table:table-cell>
          <table:table-cell office:value-type="float" office:value="0" table:formula="of:=AVERAGE([.H99:.K99])" table:style-name="ce5">
            <text:p>#DZIEL/0!</text:p>
          </table:table-cell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99]-[.O98]" table:style-name="ce13">
            <text:p>00:00:00</text:p>
          </table:table-cell>
          <table:table-cell table:style-name="ce13"/>
          <table:table-cell office:value-type="float" office:value="0" table:formula="of:=IF([.N99]=&quot;&quot;;&quot;&quot;;[.N99]*86400)" table:style-name="ce14">
            <text:p>0</text:p>
          </table:table-cell>
          <table:table-cell office:value-type="float" office:value="0" table:formula="of:=IF([.P99]=&quot;&quot;;&quot;&quot;;[.P99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"Ty-Mc", "Sem(odstep)", 2, "1", "(1)"</text:p>
          </table:table-cell>
          <table:table-cell office:value-type="float" office:value="0" table:formula="of:=AVERAGE([.D100:.G100])" table:style-name="ce4">
            <text:p>#DZIEL/0!</text:p>
          </table:table-cell>
          <table:table-cell office:value-type="float" office:value="0" table:formula="of:=AVERAGE([.H100:.K100])" table:style-name="ce5">
            <text:p>#DZIEL/0!</text:p>
          </table:table-cell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100]-[.O99]" table:style-name="ce13">
            <text:p>00:00:00</text:p>
          </table:table-cell>
          <table:table-cell table:style-name="ce13"/>
          <table:table-cell office:value-type="float" office:value="0" table:formula="of:=IF([.N100]=&quot;&quot;;&quot;&quot;;[.N100]*86400)" table:style-name="ce14">
            <text:p>0</text:p>
          </table:table-cell>
          <table:table-cell office:value-type="float" office:value="0" table:formula="of:=IF([.P100]=&quot;&quot;;&quot;&quot;;[.P100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"Mc", "PODG", 2, "(N/A)"</text:p>
          </table:table-cell>
          <table:table-cell office:value-type="float" office:value="0" table:formula="of:=AVERAGE([.D101:.G101])" table:style-name="ce4">
            <text:p>#DZIEL/0!</text:p>
          </table:table-cell>
          <table:table-cell office:value-type="float" office:value="0" table:formula="of:=AVERAGE([.H101:.K101])" table:style-name="ce5">
            <text:p>#DZIEL/0!</text:p>
          </table:table-cell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101]-[.O100]" table:style-name="ce13">
            <text:p>00:00:00</text:p>
          </table:table-cell>
          <table:table-cell table:style-name="ce13"/>
          <table:table-cell office:value-type="float" office:value="0" table:formula="of:=IF([.N101]=&quot;&quot;;&quot;&quot;;[.N101]*86400)" table:style-name="ce14">
            <text:p>0</text:p>
          </table:table-cell>
          <table:table-cell office:value-type="float" office:value="0" table:formula="of:=IF([.P101]=&quot;&quot;;&quot;&quot;;[.P101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"Mc-KL-1", "SBL", 2, "1", "(5)"</text:p>
          </table:table-cell>
          <table:table-cell office:value-type="float" office:value="0" table:formula="of:=AVERAGE([.D102:.G102])" table:style-name="ce4">
            <text:p>#DZIEL/0!</text:p>
          </table:table-cell>
          <table:table-cell office:value-type="float" office:value="0" table:formula="of:=AVERAGE([.H102:.K102])" table:style-name="ce5">
            <text:p>#DZIEL/0!</text:p>
          </table:table-cell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102]-[.O101]" table:style-name="ce13">
            <text:p>00:00:00</text:p>
          </table:table-cell>
          <table:table-cell table:style-name="ce13"/>
          <table:table-cell office:value-type="float" office:value="0" table:formula="of:=IF([.N102]=&quot;&quot;;&quot;&quot;;[.N102]*86400)" table:style-name="ce14">
            <text:p>0</text:p>
          </table:table-cell>
          <table:table-cell office:value-type="float" office:value="0" table:formula="of:=IF([.P102]=&quot;&quot;;&quot;&quot;;[.P102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"Mc-KL-2", "SBL+PO(Podlesie)", 2, "2", "(5)"</text:p>
          </table:table-cell>
          <table:table-cell office:value-type="float" office:value="0" table:formula="of:=AVERAGE([.D103:.G103])" table:style-name="ce4">
            <text:p>#DZIEL/0!</text:p>
          </table:table-cell>
          <table:table-cell office:value-type="float" office:value="0" table:formula="of:=AVERAGE([.H103:.K103])" table:style-name="ce5">
            <text:p>#DZIEL/0!</text:p>
          </table:table-cell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103]-[.O102]" table:style-name="ce13">
            <text:p>00:00:00</text:p>
          </table:table-cell>
          <table:table-cell table:style-name="ce13"/>
          <table:table-cell office:value-type="float" office:value="0" table:formula="of:=IF([.N103]=&quot;&quot;;&quot;&quot;;[.N103]*86400)" table:style-name="ce14">
            <text:p>0</text:p>
          </table:table-cell>
          <table:table-cell office:value-type="float" office:value="0" table:formula="of:=IF([.P103]=&quot;&quot;;&quot;&quot;;[.P103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"Mc-KL-3", "SBL", 2, "3", "(5)"</text:p>
          </table:table-cell>
          <table:table-cell office:value-type="float" office:value="0" table:formula="of:=AVERAGE([.D104:.G104])" table:style-name="ce4">
            <text:p>#DZIEL/0!</text:p>
          </table:table-cell>
          <table:table-cell office:value-type="float" office:value="0" table:formula="of:=AVERAGE([.H104:.K104])" table:style-name="ce5">
            <text:p>#DZIEL/0!</text:p>
          </table:table-cell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104]-[.O103]" table:style-name="ce13">
            <text:p>00:00:00</text:p>
          </table:table-cell>
          <table:table-cell table:style-name="ce13"/>
          <table:table-cell office:value-type="float" office:value="0" table:formula="of:=IF([.N104]=&quot;&quot;;&quot;&quot;;[.N104]*86400)" table:style-name="ce14">
            <text:p>0</text:p>
          </table:table-cell>
          <table:table-cell office:value-type="float" office:value="0" table:formula="of:=IF([.P104]=&quot;&quot;;&quot;&quot;;[.P104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"Mc-KL-4", "SBL", 2, "4", "(5)"</text:p>
          </table:table-cell>
          <table:table-cell office:value-type="float" office:value="0" table:formula="of:=AVERAGE([.D105:.G105])" table:style-name="ce4">
            <text:p>#DZIEL/0!</text:p>
          </table:table-cell>
          <table:table-cell office:value-type="float" office:value="0" table:formula="of:=AVERAGE([.H105:.K105])" table:style-name="ce5">
            <text:p>#DZIEL/0!</text:p>
          </table:table-cell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105]-[.O104]" table:style-name="ce13">
            <text:p>00:00:00</text:p>
          </table:table-cell>
          <table:table-cell table:style-name="ce13"/>
          <table:table-cell office:value-type="float" office:value="0" table:formula="of:=IF([.N105]=&quot;&quot;;&quot;&quot;;[.N105]*86400)" table:style-name="ce14">
            <text:p>0</text:p>
          </table:table-cell>
          <table:table-cell office:value-type="float" office:value="0" table:formula="of:=IF([.P105]=&quot;&quot;;&quot;&quot;;[.P105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"Mc-KL-5", "SBL+Sem(ST)", 2, "5", "(5)"</text:p>
          </table:table-cell>
          <table:table-cell office:value-type="float" office:value="0" table:formula="of:=AVERAGE([.D106:.G106])" table:style-name="ce4">
            <text:p>#DZIEL/0!</text:p>
          </table:table-cell>
          <table:table-cell office:value-type="float" office:value="0" table:formula="of:=AVERAGE([.H106:.K106])" table:style-name="ce5">
            <text:p>#DZIEL/0!</text:p>
          </table:table-cell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106]-[.O105]" table:style-name="ce13">
            <text:p>00:00:00</text:p>
          </table:table-cell>
          <table:table-cell table:style-name="ce13"/>
          <table:table-cell office:value-type="float" office:value="0" table:formula="of:=IF([.N106]=&quot;&quot;;&quot;&quot;;[.N106]*86400)" table:style-name="ce14">
            <text:p>0</text:p>
          </table:table-cell>
          <table:table-cell office:value-type="float" office:value="0" table:formula="of:=IF([.P106]=&quot;&quot;;&quot;&quot;;[.P106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5">
            <text:p>"Mi_ŁGB", "Sem(odstęp)", 1, "1", "(1)"</text:p>
          </table:table-cell>
          <table:table-cell office:value-type="float" office:value="0" table:formula="of:=AVERAGE([.D107:.G107])" table:style-name="ce4">
            <text:p>#DZIEL/0!</text:p>
          </table:table-cell>
          <table:table-cell office:value-type="float" office:value="0" table:formula="of:=AVERAGE([.H107:.K107])" table:style-name="ce5">
            <text:p>#DZIEL/0!</text:p>
          </table:table-cell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107]-[.O106]" table:style-name="ce13">
            <text:p>00:00:00</text:p>
          </table:table-cell>
          <table:table-cell table:style-name="ce13"/>
          <table:table-cell office:value-type="float" office:value="0" table:formula="of:=IF([.N107]=&quot;&quot;;&quot;&quot;;[.N107]*86400)" table:style-name="ce14">
            <text:p>0</text:p>
          </table:table-cell>
          <table:table-cell office:value-type="float" office:value="0" table:formula="of:=IF([.P107]=&quot;&quot;;&quot;&quot;;[.P107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5">
            <text:p>"Mi", "ST", 2, "(1)"</text:p>
          </table:table-cell>
          <table:table-cell office:value-type="float" office:value="0" table:formula="of:=AVERAGE([.D108:.G108])" table:style-name="ce4">
            <text:p>#DZIEL/0!</text:p>
          </table:table-cell>
          <table:table-cell office:value-type="float" office:value="0" table:formula="of:=AVERAGE([.H108:.K108])" table:style-name="ce5">
            <text:p>#DZIEL/0!</text:p>
          </table:table-cell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108]-[.O107]" table:style-name="ce13">
            <text:p>00:00:00</text:p>
          </table:table-cell>
          <table:table-cell table:style-name="ce13"/>
          <table:table-cell office:value-type="float" office:value="0" table:formula="of:=IF([.N108]=&quot;&quot;;&quot;&quot;;[.N108]*86400)" table:style-name="ce14">
            <text:p>0</text:p>
          </table:table-cell>
          <table:table-cell office:value-type="float" office:value="0" table:formula="of:=IF([.P108]=&quot;&quot;;&quot;&quot;;[.P108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5">
            <text:p>"MJ-Mi", "Sem(odstep)", 1, "1", "(1)"</text:p>
          </table:table-cell>
          <table:table-cell office:value-type="float" office:value="0" table:formula="of:=AVERAGE([.D109:.G109])" table:style-name="ce4">
            <text:p>#DZIEL/0!</text:p>
          </table:table-cell>
          <table:table-cell office:value-type="float" office:value="0" table:formula="of:=AVERAGE([.H109:.K109])" table:style-name="ce5">
            <text:p>#DZIEL/0!</text:p>
          </table:table-cell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109]-[.O108]" table:style-name="ce13">
            <text:p>00:00:00</text:p>
          </table:table-cell>
          <table:table-cell table:style-name="ce13"/>
          <table:table-cell office:value-type="float" office:value="0" table:formula="of:=IF([.N109]=&quot;&quot;;&quot;&quot;;[.N109]*86400)" table:style-name="ce14">
            <text:p>0</text:p>
          </table:table-cell>
          <table:table-cell office:value-type="float" office:value="0" table:formula="of:=IF([.P109]=&quot;&quot;;&quot;&quot;;[.P109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5">
            <text:p>"MJ", "ST", 2, "(1)"</text:p>
          </table:table-cell>
          <table:table-cell office:value-type="float" office:value="0" table:formula="of:=AVERAGE([.D110:.G110])" table:style-name="ce4">
            <text:p>#DZIEL/0!</text:p>
          </table:table-cell>
          <table:table-cell office:value-type="float" office:value="0" table:formula="of:=AVERAGE([.H110:.K110])" table:style-name="ce5">
            <text:p>#DZIEL/0!</text:p>
          </table:table-cell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110]-[.O109]" table:style-name="ce13">
            <text:p>00:00:00</text:p>
          </table:table-cell>
          <table:table-cell table:style-name="ce13"/>
          <table:table-cell office:value-type="float" office:value="0" table:formula="of:=IF([.N110]=&quot;&quot;;&quot;&quot;;[.N110]*86400)" table:style-name="ce14">
            <text:p>0</text:p>
          </table:table-cell>
          <table:table-cell office:value-type="float" office:value="0" table:formula="of:=IF([.P110]=&quot;&quot;;&quot;&quot;;[.P110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5">
            <text:p>"KL-MJ-2", "Sem(odstep)", 1, "2", "(2)"</text:p>
          </table:table-cell>
          <table:table-cell office:value-type="float" office:value="0" table:formula="of:=AVERAGE([.D111:.G111])" table:style-name="ce4">
            <text:p>#DZIEL/0!</text:p>
          </table:table-cell>
          <table:table-cell office:value-type="float" office:value="0" table:formula="of:=AVERAGE([.H111:.K111])" table:style-name="ce5">
            <text:p>#DZIEL/0!</text:p>
          </table:table-cell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111]-[.O110]" table:style-name="ce13">
            <text:p>00:00:00</text:p>
          </table:table-cell>
          <table:table-cell table:style-name="ce13"/>
          <table:table-cell office:value-type="float" office:value="0" table:formula="of:=IF([.N111]=&quot;&quot;;&quot;&quot;;[.N111]*86400)" table:style-name="ce14">
            <text:p>0</text:p>
          </table:table-cell>
          <table:table-cell office:value-type="float" office:value="0" table:formula="of:=IF([.P111]=&quot;&quot;;&quot;&quot;;[.P111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5">
            <text:p>"KL-MJ-1", "Sem(odstep)+PO(Piotrowice)", 1, "1", "(2)"</text:p>
          </table:table-cell>
          <table:table-cell office:value-type="float" office:value="0" table:formula="of:=AVERAGE([.D112:.G112])" table:style-name="ce4">
            <text:p>#DZIEL/0!</text:p>
          </table:table-cell>
          <table:table-cell office:value-type="float" office:value="0" table:formula="of:=AVERAGE([.H112:.K112])" table:style-name="ce5">
            <text:p>#DZIEL/0!</text:p>
          </table:table-cell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112]-[.O111]" table:style-name="ce13">
            <text:p>00:00:00</text:p>
          </table:table-cell>
          <table:table-cell table:style-name="ce13"/>
          <table:table-cell office:value-type="float" office:value="0" table:formula="of:=IF([.N112]=&quot;&quot;;&quot;&quot;;[.N112]*86400)" table:style-name="ce14">
            <text:p>0</text:p>
          </table:table-cell>
          <table:table-cell office:value-type="float" office:value="0" table:formula="of:=IF([.P112]=&quot;&quot;;&quot;&quot;;[.P112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L", "ST", 2, "(2)"</text:p>
          </table:table-cell>
          <table:table-cell office:value-type="float" office:value="1.0333333333333581" table:formula="of:=AVERAGE([.D113:.G113])" table:style-name="ce4">
            <text:p>1,03</text:p>
          </table:table-cell>
          <table:table-cell office:value-type="float" office:value="2.0333333333333297" table:formula="of:=AVERAGE([.H113:.K113])" table:style-name="ce5">
            <text:p>2,03</text:p>
          </table:table-cell>
          <table:table-cell office:value-type="float" office:value="0.53333333333333011" table:style-name="ce4">
            <text:p>0,53</text:p>
          </table:table-cell>
          <table:table-cell office:value-type="float" office:value="1.5333333333333863" table:style-name="ce4">
            <text:p>1,53</text:p>
          </table:table-cell>
          <table:table-cell table:number-columns-repeated="2" table:style-name="ce4"/>
          <table:table-cell table:style-name="ce5"/>
          <table:table-cell office:value-type="float" office:value="2.4166666666666616" table:style-name="ce5">
            <text:p>2,42</text:p>
          </table:table-cell>
          <table:table-cell office:value-type="float" office:value="1.6499999999999981" table:style-name="ce5">
            <text:p>1,65</text:p>
          </table:table-cell>
          <table:table-cell table:number-columns-repeated="3" table:style-name="ce1"/>
          <table:table-cell office:value-type="time" office:time-value="PT0H0M0S" table:formula="of:=[.O113]-[.O112]" table:style-name="ce13">
            <text:p>00:00:00</text:p>
          </table:table-cell>
          <table:table-cell table:style-name="ce13"/>
          <table:table-cell office:value-type="float" office:value="0" table:formula="of:=IF([.N113]=&quot;&quot;;&quot;&quot;;[.N113]*86400)" table:style-name="ce14">
            <text:p>0</text:p>
          </table:table-cell>
          <table:table-cell office:value-type="float" office:value="0" table:formula="of:=IF([.P113]=&quot;&quot;;&quot;&quot;;[.P113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L-Bry-1", "SBL", 2, "1", "(2)"</text:p>
          </table:table-cell>
          <table:table-cell office:value-type="float" office:value="1.6333333333333322" table:formula="of:=AVERAGE([.D114:.G114])" table:style-name="ce4">
            <text:p>1,63</text:p>
          </table:table-cell>
          <table:table-cell office:value-type="float" office:value="1.4111111111111161" table:formula="of:=AVERAGE([.H114:.K114])" table:style-name="ce5">
            <text:p>1,41</text:p>
          </table:table-cell>
          <table:table-cell office:value-type="float" office:value="2.2000000000000042" table:style-name="ce4">
            <text:p>2,20</text:p>
          </table:table-cell>
          <table:table-cell office:value-type="float" office:value="1.0666666666666602" table:style-name="ce4">
            <text:p>1,07</text:p>
          </table:table-cell>
          <table:table-cell table:number-columns-repeated="2" table:style-name="ce4"/>
          <table:table-cell office:value-type="float" office:value="1.3666666666666671" table:style-name="ce5">
            <text:p>1,37</text:p>
          </table:table-cell>
          <table:table-cell office:value-type="float" office:value="1.6666666666666741" table:style-name="ce5">
            <text:p>1,67</text:p>
          </table:table-cell>
          <table:table-cell office:value-type="float" office:value="1.2000000000000077" table:style-name="ce5">
            <text:p>1,20</text:p>
          </table:table-cell>
          <table:table-cell table:number-columns-repeated="3" table:style-name="ce1"/>
          <table:table-cell office:value-type="time" office:time-value="PT0H0M0S" table:formula="of:=[.O114]-[.O113]" table:style-name="ce13">
            <text:p>00:00:00</text:p>
          </table:table-cell>
          <table:table-cell table:style-name="ce13"/>
          <table:table-cell office:value-type="float" office:value="0" table:formula="of:=IF([.N114]=&quot;&quot;;&quot;&quot;;[.N114]*86400)" table:style-name="ce14">
            <text:p>0</text:p>
          </table:table-cell>
          <table:table-cell office:value-type="float" office:value="0" table:formula="of:=IF([.P114]=&quot;&quot;;&quot;&quot;;[.P114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L-Bry-2", "SBL+Sem(PODG)", 2, "2", "(2)"</text:p>
          </table:table-cell>
          <table:table-cell office:value-type="float" office:value="0.86666666666664394" table:formula="of:=AVERAGE([.D115:.G115])" table:style-name="ce4">
            <text:p>0,87</text:p>
          </table:table-cell>
          <table:table-cell office:value-type="float" office:value="1.4722222222222181" table:formula="of:=AVERAGE([.H115:.K115])" table:style-name="ce5">
            <text:p>1,47</text:p>
          </table:table-cell>
          <table:table-cell office:value-type="float" office:value="0.93333333333332269" table:style-name="ce4">
            <text:p>0,93</text:p>
          </table:table-cell>
          <table:table-cell office:value-type="float" office:value="0.79999999999996518" table:style-name="ce4">
            <text:p>0,80</text:p>
          </table:table-cell>
          <table:table-cell table:number-columns-repeated="2" table:style-name="ce4"/>
          <table:table-cell office:value-type="float" office:value="1.7666666666666597" table:style-name="ce5">
            <text:p>1,77</text:p>
          </table:table-cell>
          <table:table-cell office:value-type="float" office:value="1.7833333333333257" table:style-name="ce5">
            <text:p>1,78</text:p>
          </table:table-cell>
          <table:table-cell office:value-type="float" office:value="0.86666666666666892" table:style-name="ce5">
            <text:p>0,87</text:p>
          </table:table-cell>
          <table:table-cell table:number-columns-repeated="3" table:style-name="ce1"/>
          <table:table-cell office:value-type="time" office:time-value="PT0H0M0S" table:formula="of:=[.O115]-[.O114]" table:style-name="ce13">
            <text:p>00:00:00</text:p>
          </table:table-cell>
          <table:table-cell table:style-name="ce13"/>
          <table:table-cell office:value-type="float" office:value="0" table:formula="of:=IF([.N115]=&quot;&quot;;&quot;&quot;;[.N115]*86400)" table:style-name="ce14">
            <text:p>0</text:p>
          </table:table-cell>
          <table:table-cell office:value-type="float" office:value="0" table:formula="of:=IF([.P115]=&quot;&quot;;&quot;&quot;;[.P115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Bry", "PODG", 2, "1", "(1)"</text:p>
          </table:table-cell>
          <table:table-cell office:value-type="float" office:value="0.80833333333334312" table:formula="of:=AVERAGE([.D116:.G116])" table:style-name="ce4">
            <text:p>0,81</text:p>
          </table:table-cell>
          <table:table-cell office:value-type="float" office:value="0.86111111111110361" table:formula="of:=AVERAGE([.H116:.K116])" table:style-name="ce5">
            <text:p>0,86</text:p>
          </table:table-cell>
          <table:table-cell office:value-type="float" office:value="0.88333333333334485" table:style-name="ce4">
            <text:p>0,88</text:p>
          </table:table-cell>
          <table:table-cell office:value-type="float" office:value="0.73333333333334139" table:style-name="ce4">
            <text:p>0,73</text:p>
          </table:table-cell>
          <table:table-cell table:number-columns-repeated="2" table:style-name="ce4"/>
          <table:table-cell office:value-type="float" office:value="0.8166666666666611" table:style-name="ce5">
            <text:p>0,82</text:p>
          </table:table-cell>
          <table:table-cell office:value-type="float" office:value="0.88333333333332476" table:style-name="ce5">
            <text:p>0,88</text:p>
          </table:table-cell>
          <table:table-cell office:value-type="float" office:value="0.88333333333332476" table:style-name="ce5">
            <text:p>0,88</text:p>
          </table:table-cell>
          <table:table-cell table:number-columns-repeated="3" table:style-name="ce1"/>
          <table:table-cell office:value-type="time" office:time-value="PT0H0M0S" table:formula="of:=[.O116]-[.O115]" table:style-name="ce13">
            <text:p>00:00:00</text:p>
          </table:table-cell>
          <table:table-cell table:style-name="ce13"/>
          <table:table-cell office:value-type="float" office:value="0" table:formula="of:=IF([.N116]=&quot;&quot;;&quot;&quot;;[.N116]*86400)" table:style-name="ce14">
            <text:p>0</text:p>
          </table:table-cell>
          <table:table-cell office:value-type="float" office:value="0" table:formula="of:=IF([.P116]=&quot;&quot;;&quot;&quot;;[.P116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Bry-KO", "PODG+Sem(ST)", 2, "1", "(1)"</text:p>
          </table:table-cell>
          <table:table-cell office:value-type="float" office:value="1.0666666666666702" table:formula="of:=AVERAGE([.D117:.G117])" table:style-name="ce4">
            <text:p>1,07</text:p>
          </table:table-cell>
          <table:table-cell office:value-type="float" office:value="0.96666666666667123" table:formula="of:=AVERAGE([.H117:.K117])" table:style-name="ce5">
            <text:p>0,97</text:p>
          </table:table-cell>
          <table:table-cell office:value-type="float" office:value="1.0833333333333361" table:style-name="ce4">
            <text:p>1,08</text:p>
          </table:table-cell>
          <table:table-cell office:value-type="float" office:value="1.0500000000000043" table:style-name="ce4">
            <text:p>1,05</text:p>
          </table:table-cell>
          <table:table-cell table:number-columns-repeated="2" table:style-name="ce4"/>
          <table:table-cell office:value-type="float" office:value="1.0166666666666724" table:style-name="ce5">
            <text:p>1,02</text:p>
          </table:table-cell>
          <table:table-cell office:value-type="float" office:value="1.0666666666666802" table:style-name="ce5">
            <text:p>1,07</text:p>
          </table:table-cell>
          <table:table-cell office:value-type="float" office:value="0.8166666666666611" table:style-name="ce5">
            <text:p>0,82</text:p>
          </table:table-cell>
          <table:table-cell table:number-columns-repeated="3" table:style-name="ce1"/>
          <table:table-cell office:value-type="time" office:time-value="PT0H0M0S" table:formula="of:=[.O117]-[.O116]" table:style-name="ce13">
            <text:p>00:00:00</text:p>
          </table:table-cell>
          <table:table-cell table:style-name="ce13"/>
          <table:table-cell office:value-type="float" office:value="0" table:formula="of:=IF([.N117]=&quot;&quot;;&quot;&quot;;[.N117]*86400)" table:style-name="ce14">
            <text:p>0</text:p>
          </table:table-cell>
          <table:table-cell office:value-type="float" office:value="0" table:formula="of:=IF([.P117]=&quot;&quot;;&quot;&quot;;[.P117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", "ST", 10, "(4)"</text:p>
          </table:table-cell>
          <table:table-cell office:value-type="float" office:value="2.0666666666666567" table:formula="of:=AVERAGE([.D118:.G118])" table:style-name="ce4">
            <text:p>2,07</text:p>
          </table:table-cell>
          <table:table-cell office:value-type="float" office:value="1.8833333333333413" table:formula="of:=AVERAGE([.H118:.K118])" table:style-name="ce5">
            <text:p>1,88</text:p>
          </table:table-cell>
          <table:table-cell table:style-name="ce4"/>
          <table:table-cell office:value-type="float" office:value="2.0666666666666567" table:style-name="ce4">
            <text:p>2,07</text:p>
          </table:table-cell>
          <table:table-cell table:number-columns-repeated="2" table:style-name="ce4"/>
          <table:table-cell table:style-name="ce5"/>
          <table:table-cell office:value-type="float" office:value="1.8833333333333413" table:style-name="ce5">
            <text:p>1,88</text:p>
          </table:table-cell>
          <table:table-cell table:style-name="ce5"/>
          <table:table-cell table:number-columns-repeated="3" table:style-name="ce1"/>
          <table:table-cell office:value-type="time" office:time-value="PT0H0M0S" table:formula="of:=[.O118]-[.O117]" table:style-name="ce13">
            <text:p>00:00:00</text:p>
          </table:table-cell>
          <table:table-cell table:style-name="ce13"/>
          <table:table-cell office:value-type="float" office:value="0" table:formula="of:=IF([.N118]=&quot;&quot;;&quot;&quot;;[.N118]*86400)" table:style-name="ce14">
            <text:p>0</text:p>
          </table:table-cell>
          <table:table-cell office:value-type="float" office:value="0" table:formula="of:=IF([.P118]=&quot;&quot;;&quot;&quot;;[.P118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", "ST", 116, "(N/A)"</text:p>
          </table:table-cell>
          <table:table-cell office:value-type="float" office:value="1.2166666666666737" table:formula="of:=AVERAGE([.D119:.G119])" table:style-name="ce4">
            <text:p>1,22</text:p>
          </table:table-cell>
          <table:table-cell office:value-type="float" office:value="0" table:formula="of:=AVERAGE([.H119:.K119])" table:style-name="ce5">
            <text:p>#DZIEL/0!</text:p>
          </table:table-cell>
          <table:table-cell office:value-type="float" office:value="1.6499999999999981" table:style-name="ce4">
            <text:p>1,65</text:p>
          </table:table-cell>
          <table:table-cell office:value-type="float" office:value="0.7833333333333492" table:style-name="ce4">
            <text:p>0,78</text:p>
          </table:table-cell>
          <table:table-cell table:number-columns-repeated="2" table:style-name="ce4"/>
          <table:table-cell table:style-name="ce5"/>
          <table:table-cell table:number-columns-repeated="5" table:style-name="ce1"/>
          <table:table-cell office:value-type="time" office:time-value="PT0H0M0S" table:formula="of:=[.O119]-[.O118]" table:style-name="ce13">
            <text:p>00:00:00</text:p>
          </table:table-cell>
          <table:table-cell table:style-name="ce13"/>
          <table:table-cell office:value-type="float" office:value="0" table:formula="of:=IF([.N119]=&quot;&quot;;&quot;&quot;;[.N119]*86400)" table:style-name="ce14">
            <text:p>0</text:p>
          </table:table-cell>
          <table:table-cell office:value-type="float" office:value="0" table:formula="of:=IF([.P119]=&quot;&quot;;&quot;&quot;;[.P119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-KZ", "SBL+Sem(ST)", 2, "1", "(1)"</text:p>
          </table:table-cell>
          <table:table-cell office:value-type="float" office:value="1.4750000000000205" table:formula="of:=AVERAGE([.D120:.G120])" table:style-name="ce4">
            <text:p>1,48</text:p>
          </table:table-cell>
          <table:table-cell office:value-type="float" office:value="0" table:formula="of:=AVERAGE([.H120:.K120])" table:style-name="ce5">
            <text:p>#DZIEL/0!</text:p>
          </table:table-cell>
          <table:table-cell office:value-type="float" office:value="1.2000000000000077" table:style-name="ce4">
            <text:p>1,20</text:p>
          </table:table-cell>
          <table:table-cell office:value-type="float" office:value="1.7500000000000335" table:style-name="ce4">
            <text:p>1,75</text:p>
          </table:table-cell>
          <table:table-cell table:number-columns-repeated="2" table:style-name="ce4"/>
          <table:table-cell table:style-name="ce5"/>
          <table:table-cell table:number-columns-repeated="5" table:style-name="ce1"/>
          <table:table-cell office:value-type="time" office:time-value="PT0H0M0S" table:formula="of:=[.O120]-[.O119]" table:style-name="ce13">
            <text:p>00:00:00</text:p>
          </table:table-cell>
          <table:table-cell table:style-name="ce13"/>
          <table:table-cell office:value-type="float" office:value="0" table:formula="of:=IF([.N120]=&quot;&quot;;&quot;&quot;;[.N120]*86400)" table:style-name="ce14">
            <text:p>0</text:p>
          </table:table-cell>
          <table:table-cell office:value-type="float" office:value="0" table:formula="of:=IF([.P120]=&quot;&quot;;&quot;&quot;;[.P120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Z", "ST", 2, "(1)"</text:p>
          </table:table-cell>
          <table:table-cell office:value-type="float" office:value="0.89166666666665284" table:formula="of:=AVERAGE([.D121:.G121])" table:style-name="ce4">
            <text:p>0,89</text:p>
          </table:table-cell>
          <table:table-cell office:value-type="float" office:value="0" table:formula="of:=AVERAGE([.H121:.K121])" table:style-name="ce5">
            <text:p>#DZIEL/0!</text:p>
          </table:table-cell>
          <table:table-cell office:value-type="float" office:value="0.86666666666666892" table:style-name="ce4">
            <text:p>0,87</text:p>
          </table:table-cell>
          <table:table-cell office:value-type="float" office:value="0.91666666666663688" table:style-name="ce4">
            <text:p>0,92</text:p>
          </table:table-cell>
          <table:table-cell table:number-columns-repeated="2" table:style-name="ce4"/>
          <table:table-cell table:style-name="ce5"/>
          <table:table-cell table:number-columns-repeated="5" table:style-name="ce1"/>
          <table:table-cell office:value-type="time" office:time-value="PT0H0M0S" table:formula="of:=[.O121]-[.O120]" table:style-name="ce13">
            <text:p>00:00:00</text:p>
          </table:table-cell>
          <table:table-cell table:style-name="ce13"/>
          <table:table-cell office:value-type="float" office:value="0" table:formula="of:=IF([.N121]=&quot;&quot;;&quot;&quot;;[.N121]*86400)" table:style-name="ce14">
            <text:p>0</text:p>
          </table:table-cell>
          <table:table-cell office:value-type="float" office:value="0" table:formula="of:=IF([.P121]=&quot;&quot;;&quot;&quot;;[.P121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22]-[.O121]" table:style-name="ce13">
            <text:p>00:00:00</text:p>
          </table:table-cell>
          <table:table-cell table:style-name="ce13"/>
          <table:table-cell office:value-type="float" office:value="0" table:formula="of:=IF([.N122]=&quot;&quot;;&quot;&quot;;[.N122]*86400)" table:style-name="ce14">
            <text:p>0</text:p>
          </table:table-cell>
          <table:table-cell office:value-type="float" office:value="0" table:formula="of:=IF([.P122]=&quot;&quot;;&quot;&quot;;[.P122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23]-[.O122]" table:style-name="ce13">
            <text:p>00:00:00</text:p>
          </table:table-cell>
          <table:table-cell table:style-name="ce13"/>
          <table:table-cell office:value-type="float" office:value="0" table:formula="of:=IF([.N123]=&quot;&quot;;&quot;&quot;;[.N123]*86400)" table:style-name="ce14">
            <text:p>0</text:p>
          </table:table-cell>
          <table:table-cell office:value-type="float" office:value="0" table:formula="of:=IF([.P123]=&quot;&quot;;&quot;&quot;;[.P123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atory (Bytom) - Katowice</text:p>
          </table:table-cell>
          <table:table-cell table:style-name="ce4"/>
          <table:table-cell table:style-name="ce5"/>
          <table:table-cell table:number-columns-repeated="4" table:style-name="ce4"/>
          <table:table-cell table:style-name="ce5"/>
          <table:table-cell table:number-columns-repeated="5" table:style-name="ce1"/>
          <table:table-cell office:value-type="time" office:time-value="PT0H0M0S" table:formula="of:=[.O124]-[.O123]" table:style-name="ce13">
            <text:p>00:00:00</text:p>
          </table:table-cell>
          <table:table-cell table:style-name="ce13"/>
          <table:table-cell office:value-type="float" office:value="0" table:formula="of:=IF([.N124]=&quot;&quot;;&quot;&quot;;[.N124]*86400)" table:style-name="ce14">
            <text:p>0</text:p>
          </table:table-cell>
          <table:table-cell office:value-type="float" office:value="0" table:formula="of:=IF([.P124]=&quot;&quot;;&quot;&quot;;[.P124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"CS-CM", "Sem(odstęp)", 2, "1", "(1)"</text:p>
          </table:table-cell>
          <table:table-cell office:value-type="float" office:value="3.52" table:formula="of:=AVERAGE([.D125:.G125])" table:style-name="ce4">
            <text:p>3,52</text:p>
          </table:table-cell>
          <table:table-cell office:value-type="float" office:value="5.18" table:formula="of:=AVERAGE([.H125:.K125])" table:style-name="ce5">
            <text:p>5,18</text:p>
          </table:table-cell>
          <table:table-cell office:value-type="float" office:value="3.52" table:style-name="ce4">
            <text:p>3,52</text:p>
          </table:table-cell>
          <table:table-cell table:number-columns-repeated="3" table:style-name="ce4"/>
          <table:table-cell office:value-type="float" office:value="5.18" table:style-name="ce5">
            <text:p>5,18</text:p>
          </table:table-cell>
          <table:table-cell table:number-columns-repeated="5" table:style-name="ce1"/>
          <table:table-cell office:value-type="time" office:time-value="PT0H0M0S" table:formula="of:=[.O125]-[.O124]" table:style-name="ce13">
            <text:p>00:00:00</text:p>
          </table:table-cell>
          <table:table-cell table:style-name="ce13"/>
          <table:table-cell office:value-type="float" office:value="0" table:formula="of:=IF([.N125]=&quot;&quot;;&quot;&quot;;[.N125]*86400)" table:style-name="ce14">
            <text:p>0</text:p>
          </table:table-cell>
          <table:table-cell office:value-type="float" office:value="0" table:formula="of:=IF([.P125]=&quot;&quot;;&quot;&quot;;[.P125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"CM", "ST", 2, "(1)"</text:p>
          </table:table-cell>
          <table:table-cell office:value-type="float" office:value="1.57" table:formula="of:=AVERAGE([.D126:.G126])" table:style-name="ce4">
            <text:p>1,57</text:p>
          </table:table-cell>
          <table:table-cell office:value-type="float" office:value="2.12" table:formula="of:=AVERAGE([.H126:.K126])" table:style-name="ce5">
            <text:p>2,12</text:p>
          </table:table-cell>
          <table:table-cell office:value-type="float" office:value="1.57" table:style-name="ce4">
            <text:p>1,57</text:p>
          </table:table-cell>
          <table:table-cell table:number-columns-repeated="3" table:style-name="ce4"/>
          <table:table-cell office:value-type="float" office:value="2.12" table:style-name="ce5">
            <text:p>2,12</text:p>
          </table:table-cell>
          <table:table-cell table:number-columns-repeated="5" table:style-name="ce1"/>
          <table:table-cell office:value-type="time" office:time-value="PT0H0M0S" table:formula="of:=[.O126]-[.O125]" table:style-name="ce13">
            <text:p>00:00:00</text:p>
          </table:table-cell>
          <table:table-cell table:style-name="ce13"/>
          <table:table-cell office:value-type="float" office:value="0" table:formula="of:=IF([.N126]=&quot;&quot;;&quot;&quot;;[.N126]*86400)" table:style-name="ce14">
            <text:p>0</text:p>
          </table:table-cell>
          <table:table-cell office:value-type="float" office:value="0" table:formula="of:=IF([.P126]=&quot;&quot;;&quot;&quot;;[.P126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"CM-CB", "SBL+Sem(ST)", 1, "1", "(1)"</text:p>
          </table:table-cell>
          <table:table-cell office:value-type="float" office:value="0" table:formula="of:=AVERAGE([.D127:.G127])" table:style-name="ce4">
            <text:p>#DZIEL/0!</text:p>
          </table:table-cell>
          <table:table-cell office:value-type="float" office:value="3.19" table:formula="of:=AVERAGE([.H127:.K127])" table:style-name="ce5">
            <text:p>3,19</text:p>
          </table:table-cell>
          <table:table-cell table:number-columns-repeated="4" table:style-name="ce4"/>
          <table:table-cell office:value-type="float" office:value="3.19" table:style-name="ce5">
            <text:p>3,19</text:p>
          </table:table-cell>
          <table:table-cell table:number-columns-repeated="5" table:style-name="ce1"/>
          <table:table-cell office:value-type="time" office:time-value="PT0H0M0S" table:formula="of:=[.O127]-[.O126]" table:style-name="ce13">
            <text:p>00:00:00</text:p>
          </table:table-cell>
          <table:table-cell table:style-name="ce13"/>
          <table:table-cell office:value-type="float" office:value="0" table:formula="of:=IF([.N127]=&quot;&quot;;&quot;&quot;;[.N127]*86400)" table:style-name="ce14">
            <text:p>0</text:p>
          </table:table-cell>
          <table:table-cell office:value-type="float" office:value="0" table:formula="of:=IF([.P127]=&quot;&quot;;&quot;&quot;;[.P127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B", "ST", 4, "(2)"</text:p>
          </table:table-cell>
          <table:table-cell office:value-type="float" office:value="0" table:formula="of:=AVERAGE([.D128:.G128])" table:style-name="ce4">
            <text:p>#DZIEL/0!</text:p>
          </table:table-cell>
          <table:table-cell office:value-type="float" office:value="1.7333333333333278" table:formula="of:=AVERAGE([.H128:.K128])" table:style-name="ce5">
            <text:p>1,73</text:p>
          </table:table-cell>
          <table:table-cell table:number-columns-repeated="4" table:style-name="ce4"/>
          <table:table-cell office:value-type="float" office:value="1.7333333333333278" table:style-name="ce5">
            <text:p>1,73</text:p>
          </table:table-cell>
          <table:table-cell table:number-columns-repeated="5" table:style-name="ce1"/>
          <table:table-cell office:value-type="time" office:time-value="PT0H0M0S" table:formula="of:=[.O128]-[.O127]" table:style-name="ce13">
            <text:p>00:00:00</text:p>
          </table:table-cell>
          <table:table-cell table:style-name="ce13"/>
          <table:table-cell office:value-type="float" office:value="0" table:formula="of:=IF([.N128]=&quot;&quot;;&quot;&quot;;[.N128]*86400)" table:style-name="ce14">
            <text:p>0</text:p>
          </table:table-cell>
          <table:table-cell office:value-type="float" office:value="0" table:formula="of:=IF([.P128]=&quot;&quot;;&quot;&quot;;[.P128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4"/>
          <table:table-cell table:style-name="ce5"/>
          <table:table-cell table:number-columns-repeated="4" table:style-name="ce4"/>
          <table:table-cell table:style-name="ce5"/>
          <table:table-cell table:number-columns-repeated="5" table:style-name="ce1"/>
          <table:table-cell office:value-type="time" office:time-value="PT0H0M0S" table:formula="of:=[.O129]-[.O128]" table:style-name="ce13">
            <text:p>00:00:00</text:p>
          </table:table-cell>
          <table:table-cell table:style-name="ce13"/>
          <table:table-cell office:value-type="float" office:value="0" table:formula="of:=IF([.N129]=&quot;&quot;;&quot;&quot;;[.N129]*86400)" table:style-name="ce14">
            <text:p>0</text:p>
          </table:table-cell>
          <table:table-cell office:value-type="float" office:value="0" table:formula="of:=IF([.P129]=&quot;&quot;;&quot;&quot;;[.P129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Chałupki - Katowice</text:p>
          </table:table-cell>
          <table:table-cell table:style-name="ce4"/>
          <table:table-cell table:style-name="ce5"/>
          <table:table-cell table:number-columns-repeated="4" table:style-name="ce4"/>
          <table:table-cell table:style-name="ce5"/>
          <table:table-cell table:number-columns-repeated="5" table:style-name="ce1"/>
          <table:table-cell office:value-type="time" office:time-value="PT0H0M0S" table:formula="of:=[.O130]-[.O129]" table:style-name="ce13">
            <text:p>00:00:00</text:p>
          </table:table-cell>
          <table:table-cell table:style-name="ce13"/>
          <table:table-cell office:value-type="float" office:value="0" table:formula="of:=IF([.N130]=&quot;&quot;;&quot;&quot;;[.N130]*86400)" table:style-name="ce14">
            <text:p>0</text:p>
          </table:table-cell>
          <table:table-cell office:value-type="float" office:value="0" table:formula="of:=IF([.P130]=&quot;&quot;;&quot;&quot;;[.P130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L", "ST", 3, "(1)"</text:p>
          </table:table-cell>
          <table:table-cell table:style-name="ce4"/>
          <table:table-cell table:style-name="ce5"/>
          <table:table-cell table:number-columns-repeated="4" table:style-name="ce4"/>
          <table:table-cell office:value-type="float" office:value="2.9166666666666696" table:style-name="ce5">
            <text:p>2,92</text:p>
          </table:table-cell>
          <table:table-cell table:number-columns-repeated="5" table:style-name="ce1"/>
          <table:table-cell office:value-type="time" office:time-value="PT0H0M0S" table:formula="of:=[.O131]-[.O130]" table:style-name="ce13">
            <text:p>00:00:00</text:p>
          </table:table-cell>
          <table:table-cell table:style-name="ce13"/>
          <table:table-cell office:value-type="float" office:value="0" table:formula="of:=IF([.N131]=&quot;&quot;;&quot;&quot;;[.N131]*86400)" table:style-name="ce14">
            <text:p>0</text:p>
          </table:table-cell>
          <table:table-cell office:value-type="float" office:value="0" table:formula="of:=IF([.P131]=&quot;&quot;;&quot;&quot;;[.P131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0"/>
          <table:table-cell table:style-name="ce4"/>
          <table:table-cell table:style-name="ce5"/>
          <table:table-cell table:number-columns-repeated="4" table:style-name="ce4"/>
          <table:table-cell table:style-name="ce5"/>
          <table:table-cell table:number-columns-repeated="5" table:style-name="ce1"/>
          <table:table-cell office:value-type="time" office:time-value="PT0H0M0S" table:formula="of:=[.O132]-[.O131]" table:style-name="ce13">
            <text:p>00:00:00</text:p>
          </table:table-cell>
          <table:table-cell table:style-name="ce13"/>
          <table:table-cell office:value-type="float" office:value="0" table:formula="of:=IF([.N132]=&quot;&quot;;&quot;&quot;;[.N132]*86400)" table:style-name="ce14">
            <text:p>0</text:p>
          </table:table-cell>
          <table:table-cell office:value-type="float" office:value="0" table:formula="of:=IF([.P132]=&quot;&quot;;&quot;&quot;;[.P132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4"/>
          <table:table-cell table:style-name="ce5"/>
          <table:table-cell table:number-columns-repeated="4" table:style-name="ce4"/>
          <table:table-cell table:style-name="ce5"/>
          <table:table-cell table:number-columns-repeated="5" table:style-name="ce1"/>
          <table:table-cell office:value-type="time" office:time-value="PT0H0M0S" table:formula="of:=[.O133]-[.O132]" table:style-name="ce13">
            <text:p>00:00:00</text:p>
          </table:table-cell>
          <table:table-cell table:style-name="ce13"/>
          <table:table-cell office:value-type="float" office:value="0" table:formula="of:=IF([.N133]=&quot;&quot;;&quot;&quot;;[.N133]*86400)" table:style-name="ce14">
            <text:p>0</text:p>
          </table:table-cell>
          <table:table-cell office:value-type="float" office:value="0" table:formula="of:=IF([.P133]=&quot;&quot;;&quot;&quot;;[.P133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1"/>
          <table:table-cell table:style-name="ce4"/>
          <table:table-cell table:style-name="ce5"/>
          <table:table-cell table:number-columns-repeated="4" table:style-name="ce4"/>
          <table:table-cell table:style-name="ce5"/>
          <table:table-cell table:number-columns-repeated="5" table:style-name="ce1"/>
          <table:table-cell office:value-type="time" office:time-value="PT0H0M0S" table:formula="of:=[.O134]-[.O133]" table:style-name="ce13">
            <text:p>00:00:00</text:p>
          </table:table-cell>
          <table:table-cell table:style-name="ce13"/>
          <table:table-cell office:value-type="float" office:value="0" table:formula="of:=IF([.N134]=&quot;&quot;;&quot;&quot;;[.N134]*86400)" table:style-name="ce14">
            <text:p>0</text:p>
          </table:table-cell>
          <table:table-cell office:value-type="float" office:value="0" table:formula="of:=IF([.P134]=&quot;&quot;;&quot;&quot;;[.P134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1"/>
          <table:table-cell table:style-name="ce4"/>
          <table:table-cell table:style-name="ce5"/>
          <table:table-cell table:number-columns-repeated="4" table:style-name="ce4"/>
          <table:table-cell table:style-name="ce5"/>
          <table:table-cell table:number-columns-repeated="5" table:style-name="ce1"/>
          <table:table-cell office:value-type="time" office:time-value="PT0H0M0S" table:formula="of:=[.O135]-[.O134]" table:style-name="ce13">
            <text:p>00:00:00</text:p>
          </table:table-cell>
          <table:table-cell table:style-name="ce13"/>
          <table:table-cell office:value-type="float" office:value="0" table:formula="of:=IF([.N135]=&quot;&quot;;&quot;&quot;;[.N135]*86400)" table:style-name="ce14">
            <text:p>0</text:p>
          </table:table-cell>
          <table:table-cell office:value-type="float" office:value="0" table:formula="of:=IF([.P135]=&quot;&quot;;&quot;&quot;;[.P135]/60)" table:style-name="ce5">
            <text:p>0,00</text:p>
          </table:table-cell>
          <table:table-cell table:number-columns-repeated="16367"/>
        </table:table-row>
        <table:table-row table:number-rows-repeated="1048441" table:style-name="ro1">
          <table:table-cell table:number-columns-repeated="16384"/>
        </table:table-row>
      </table:table>
      <table:table table:name="Arkusz2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number-columns-repeated="16379" table:default-cell-style-name="ce1"/>
        <table:table-row table:style-name="ro1">
          <table:table-cell table:number-columns-repeated="3" table:style-name="ce1"/>
          <table:table-cell office:value-type="string" table:style-name="ce1">
            <text:p>Od peronu czas</text:p>
          </table:table-cell>
          <table:table-cell office:value-type="string" table:style-name="ce1">
            <text:p>Od peronu drugi blok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"KO", "ST", 9, "(1)"</text:p>
          </table:table-cell>
          <table:table-cell office:value-type="string" table:style-name="ce6">
            <text:p>"KO-Bugla-Bry-1", "Sem(ST)+SBL", 1, "1", "(2)"</text:p>
          </table:table-cell>
          <table:table-cell office:value-type="string" table:style-name="ce1">
            <text:p>62,64,69,70,72,74</text:p>
          </table:table-cell>
          <table:table-cell office:value-type="float" office:value="2" table:style-name="ce1">
            <text:p>2</text:p>
          </table:table-cell>
          <table:table-cell office:value-type="float" office:value="0.8" table:style-name="ce1">
            <text:p>0,8</text:p>
          </table:table-cell>
          <table:table-cell table:number-columns-repeated="16379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ime-style style:name="N26">
      <number:hours number:style="long"/>
      <number:text>:</number:text>
      <number:minutes number:style="long"/>
      <number:text>:</number:text>
      <number:seconds number:style="long"/>
    </number:tim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5</meta:generator>
    <meta:initial-creator>KK</meta:initial-creator>
    <dc:creator>KK</dc:creator>
    <meta:creation-date>2021-02-13T16:54:29Z</meta:creation-date>
    <dc:date>2021-06-24T08:08:06Z</dc:date>
    <meta:user-defined meta:name="ContentTypeId">0x010100CD5458B81A8B2B4B92FF87D810305C72</meta:user-defined>
  </office:meta>
</office:document-meta>
</file>